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0f9997" officeooo:paragraph-rsid="000f9997"/>
    </style:style>
    <style:style style:name="P2" style:family="paragraph" style:parent-style-name="Text_20_body">
      <style:text-properties style:font-name="Ubuntu" officeooo:rsid="00108e0d" officeooo:paragraph-rsid="00108e0d"/>
    </style:style>
    <style:style style:name="P3" style:family="paragraph" style:parent-style-name="Text_20_body">
      <style:text-properties style:font-name="Ubuntu" officeooo:rsid="00162fea" officeooo:paragraph-rsid="00162fea"/>
    </style:style>
    <style:style style:name="P4" style:family="paragraph" style:parent-style-name="Text_20_body">
      <style:text-properties style:font-name="Ubuntu" officeooo:rsid="0017c4e4" officeooo:paragraph-rsid="0017c4e4"/>
    </style:style>
    <style:style style:name="P5" style:family="paragraph" style:parent-style-name="Text_20_body">
      <style:text-properties style:font-name="Ubuntu" fo:font-style="normal" officeooo:rsid="001be0b6" officeooo:paragraph-rsid="001be0b6" style:font-style-asian="normal" style:font-style-complex="normal"/>
    </style:style>
    <style:style style:name="P6" style:family="paragraph" style:parent-style-name="Text_20_body">
      <style:text-properties style:font-name="Ubuntu" fo:font-style="normal" officeooo:rsid="00218d18" officeooo:paragraph-rsid="00218d18" style:font-style-asian="normal" style:font-style-complex="normal"/>
    </style:style>
    <style:style style:name="P7" style:family="paragraph" style:parent-style-name="Text_20_body">
      <style:text-properties style:font-name="Ubuntu" fo:font-style="normal" officeooo:rsid="002412a8" officeooo:paragraph-rsid="002412a8" style:font-style-asian="normal" style:font-style-complex="normal"/>
    </style:style>
    <style:style style:name="P8" style:family="paragraph" style:parent-style-name="Text_20_body">
      <style:text-properties style:font-name="Ubuntu" fo:font-style="normal" officeooo:rsid="002fb759" officeooo:paragraph-rsid="002fb759" style:font-style-asian="normal" style:font-style-complex="normal"/>
    </style:style>
    <style:style style:name="P9" style:family="paragraph" style:parent-style-name="Text_20_body">
      <style:text-properties style:font-name="Ubuntu" fo:font-style="normal" officeooo:rsid="0034ca37" officeooo:paragraph-rsid="0034ca37" style:font-style-asian="normal" style:font-style-complex="normal"/>
    </style:style>
    <style:style style:name="P10" style:family="paragraph" style:parent-style-name="Text_20_body">
      <style:text-properties style:font-name="Ubuntu" fo:font-style="normal" officeooo:rsid="00692761" officeooo:paragraph-rsid="00692761" style:font-style-asian="normal" style:font-style-complex="normal"/>
    </style:style>
    <style:style style:name="P11" style:family="paragraph" style:parent-style-name="Text_20_body">
      <style:text-properties style:font-name="Ubuntu" fo:font-style="normal" officeooo:rsid="006beff6" officeooo:paragraph-rsid="006beff6" style:font-style-asian="normal" style:font-style-complex="normal"/>
    </style:style>
    <style:style style:name="P12" style:family="paragraph" style:parent-style-name="Text_20_body">
      <style:text-properties style:font-name="Ubuntu" fo:font-style="normal" officeooo:rsid="00709b3a" officeooo:paragraph-rsid="00709b3a" style:font-style-asian="normal" style:font-style-complex="normal"/>
    </style:style>
    <style:style style:name="P13" style:family="paragraph" style:parent-style-name="Text_20_body">
      <style:text-properties style:font-name="Ubuntu" fo:font-style="normal" officeooo:rsid="007b5135" officeooo:paragraph-rsid="007b5135" style:font-style-asian="normal" style:font-style-complex="normal"/>
    </style:style>
    <style:style style:name="P14" style:family="paragraph" style:parent-style-name="Text_20_body">
      <style:text-properties style:font-name="Ubuntu" fo:font-style="normal" officeooo:rsid="00841926" officeooo:paragraph-rsid="00841926" style:font-style-asian="normal" style:font-style-complex="normal"/>
    </style:style>
    <style:style style:name="P15" style:family="paragraph" style:parent-style-name="Text_20_body">
      <style:text-properties style:font-name="Ubuntu" fo:font-style="normal" officeooo:rsid="008660ec" officeooo:paragraph-rsid="008660ec" style:font-style-asian="normal" style:font-style-complex="normal"/>
    </style:style>
    <style:style style:name="P16" style:family="paragraph" style:parent-style-name="Text_20_body">
      <style:text-properties style:font-name="Ubuntu" fo:font-style="normal" officeooo:rsid="0094e9ad" officeooo:paragraph-rsid="0094e9ad" style:font-style-asian="normal" style:font-style-complex="normal"/>
    </style:style>
    <style:style style:name="P17" style:family="paragraph" style:parent-style-name="Text_20_body">
      <style:text-properties style:font-name="Ubuntu" fo:font-style="normal" officeooo:rsid="0099aaee" officeooo:paragraph-rsid="0099aaee" style:font-style-asian="normal" style:font-style-complex="normal"/>
    </style:style>
    <style:style style:name="P18" style:family="paragraph" style:parent-style-name="Text_20_body">
      <style:text-properties style:font-name="Ubuntu" fo:font-style="normal" officeooo:rsid="00a5c2c0" officeooo:paragraph-rsid="00a5c2c0" style:font-style-asian="normal" style:font-style-complex="normal"/>
    </style:style>
    <style:style style:name="P19" style:family="paragraph" style:parent-style-name="Text_20_body">
      <style:text-properties style:font-name="Ubuntu" fo:font-style="normal" officeooo:rsid="00ade07f" officeooo:paragraph-rsid="00ade07f" style:font-style-asian="normal" style:font-style-complex="normal"/>
    </style:style>
    <style:style style:name="P20" style:family="paragraph" style:parent-style-name="Text_20_body">
      <style:text-properties style:font-name="Ubuntu" fo:font-style="normal" officeooo:rsid="00b39e17" officeooo:paragraph-rsid="00b39e17" style:font-style-asian="normal" style:font-style-complex="normal"/>
    </style:style>
    <style:style style:name="P21" style:family="paragraph" style:parent-style-name="Text_20_body">
      <style:text-properties style:font-name="Ubuntu" fo:font-style="normal" officeooo:rsid="00b7c377" officeooo:paragraph-rsid="00b7c377" style:font-style-asian="normal" style:font-style-complex="normal"/>
    </style:style>
    <style:style style:name="P22" style:family="paragraph" style:parent-style-name="Text_20_body">
      <style:text-properties style:font-name="Ubuntu" fo:font-style="normal" officeooo:rsid="00c9d4d8" officeooo:paragraph-rsid="00c9d4d8" style:font-style-asian="normal" style:font-style-complex="normal"/>
    </style:style>
    <style:style style:name="P23" style:family="paragraph" style:parent-style-name="Text_20_body">
      <style:text-properties style:font-name="Ubuntu" fo:font-style="normal" officeooo:rsid="00cd8c52" officeooo:paragraph-rsid="00cd8c52" style:font-style-asian="normal" style:font-style-complex="normal"/>
    </style:style>
    <style:style style:name="P24" style:family="paragraph" style:parent-style-name="Text_20_body">
      <style:text-properties style:font-name="Ubuntu" fo:font-style="normal" officeooo:rsid="00da2ca4" officeooo:paragraph-rsid="00da2ca4" style:font-style-asian="normal" style:font-style-complex="normal"/>
    </style:style>
    <style:style style:name="P25" style:family="paragraph" style:parent-style-name="Text_20_body">
      <style:text-properties style:font-name="Ubuntu" fo:font-style="normal" fo:font-weight="normal" officeooo:rsid="001dbd5a" officeooo:paragraph-rsid="001dbd5a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Ubuntu" fo:font-style="normal" fo:font-weight="normal" officeooo:rsid="001dbd5a" officeooo:paragraph-rsid="001f927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Ubuntu" fo:font-style="normal" fo:font-weight="normal" officeooo:rsid="001a4220" officeooo:paragraph-rsid="001a4220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Ubuntu" fo:font-style="normal" fo:font-weight="normal" officeooo:rsid="001f927e" officeooo:paragraph-rsid="00241865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style:font-name="Ubuntu" fo:font-style="normal" fo:font-weight="normal" officeooo:rsid="002fb759" officeooo:paragraph-rsid="0036732f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Ubuntu" fo:font-style="normal" fo:font-weight="normal" officeooo:rsid="00381e82" officeooo:paragraph-rsid="003d205f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Ubuntu" fo:font-style="normal" fo:font-weight="normal" officeooo:rsid="00409dee" officeooo:paragraph-rsid="00409dee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Ubuntu" fo:font-style="normal" fo:font-weight="normal" officeooo:rsid="0041d9d6" officeooo:paragraph-rsid="004ea3eb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Ubuntu" fo:font-style="normal" fo:font-weight="normal" officeooo:rsid="00441a79" officeooo:paragraph-rsid="00441a79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Ubuntu" fo:font-weight="bold" officeooo:rsid="005ee2a1" officeooo:paragraph-rsid="005ee2a1" style:font-weight-asian="bold" style:font-weight-complex="bold"/>
    </style:style>
    <style:style style:name="P35" style:family="paragraph" style:parent-style-name="Text_20_body">
      <style:text-properties style:font-name="Ubuntu" fo:font-weight="bold" officeooo:rsid="005f2773" officeooo:paragraph-rsid="005f2773" style:font-weight-asian="bold" style:font-weight-complex="bold"/>
    </style:style>
    <style:style style:name="P36" style:family="paragraph" style:parent-style-name="Text_20_body">
      <style:text-properties style:font-name="Ubuntu" fo:font-weight="bold" officeooo:rsid="0065a8fb" officeooo:paragraph-rsid="0065a8fb" style:font-weight-asian="bold" style:font-weight-complex="bold"/>
    </style:style>
    <style:style style:name="P37" style:family="paragraph" style:parent-style-name="Text_20_body">
      <style:text-properties style:font-name="Ubuntu" fo:font-weight="bold" officeooo:rsid="008ca626" officeooo:paragraph-rsid="00dc5ef1" style:font-weight-asian="bold" style:font-weight-complex="bold"/>
    </style:style>
    <style:style style:name="P38" style:family="paragraph" style:parent-style-name="Text_20_body">
      <style:text-properties style:font-name="Ubuntu" fo:font-weight="normal" officeooo:rsid="005ee2a1" officeooo:paragraph-rsid="005ee2a1" style:font-weight-asian="normal" style:font-weight-complex="normal"/>
    </style:style>
    <style:style style:name="P39" style:family="paragraph" style:parent-style-name="Text_20_body">
      <style:text-properties style:font-name="Ubuntu" fo:font-weight="normal" officeooo:rsid="005ee2a1" officeooo:paragraph-rsid="008245a3" style:font-weight-asian="normal" style:font-weight-complex="normal"/>
    </style:style>
    <style:style style:name="P40" style:family="paragraph" style:parent-style-name="Text_20_body">
      <style:text-properties style:font-name="Ubuntu" fo:font-weight="normal" officeooo:rsid="006341c2" officeooo:paragraph-rsid="006341c2" style:font-weight-asian="normal" style:font-weight-complex="normal"/>
    </style:style>
    <style:style style:name="P41" style:family="paragraph" style:parent-style-name="Text_20_body">
      <style:text-properties style:font-name="Ubuntu" fo:font-weight="normal" officeooo:rsid="008ca626" officeooo:paragraph-rsid="00625a37" style:font-weight-asian="normal" style:font-weight-complex="normal"/>
    </style:style>
    <style:style style:name="P42" style:family="paragraph" style:parent-style-name="Text_20_body">
      <style:text-properties style:font-name="Ubuntu" fo:font-weight="normal" officeooo:rsid="008ca626" officeooo:paragraph-rsid="00dc5ef1" style:font-weight-asian="normal" style:font-weight-complex="normal"/>
    </style:style>
    <style:style style:name="P43" style:family="paragraph" style:parent-style-name="Text_20_body">
      <style:text-properties style:font-name="Ubuntu" officeooo:rsid="007ff1d9" officeooo:paragraph-rsid="007ff1d9"/>
    </style:style>
    <style:style style:name="P44" style:family="paragraph" style:parent-style-name="Text_20_body">
      <style:text-properties style:font-name="Ubuntu" officeooo:rsid="0060ddc1" officeooo:paragraph-rsid="0060ddc1"/>
    </style:style>
    <style:style style:name="P45" style:family="paragraph" style:parent-style-name="Text_20_body">
      <style:text-properties fo:color="#000000" style:font-name="Ubuntu" fo:font-style="normal" fo:font-weight="normal" officeooo:rsid="00255e31" officeooo:paragraph-rsid="00255e31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color="#000000" fo:font-size="12pt" officeooo:paragraph-rsid="007be819" style:font-size-asian="12pt" style:font-size-complex="12pt"/>
    </style:style>
    <style:style style:name="P47" style:family="paragraph" style:parent-style-name="Text_20_body">
      <style:text-properties fo:color="#ff6600" style:font-name="Ubuntu" fo:font-style="normal" fo:font-weight="normal" officeooo:rsid="0043294d" officeooo:paragraph-rsid="0043294d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officeooo:paragraph-rsid="005d8c1a"/>
    </style:style>
    <style:style style:name="P49" style:family="paragraph" style:parent-style-name="Text_20_body">
      <style:text-properties officeooo:paragraph-rsid="00625a37"/>
    </style:style>
    <style:style style:name="P50" style:family="paragraph" style:parent-style-name="Text_20_body">
      <style:text-properties officeooo:paragraph-rsid="0084aaef"/>
    </style:style>
    <style:style style:name="P51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paragraph-rsid="0097f0bb" style:font-size-asian="12pt" style:font-size-complex="12pt"/>
    </style:style>
    <style:style style:name="P52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0a09654" officeooo:paragraph-rsid="00a09654" style:font-size-asian="12pt" style:font-size-complex="12pt"/>
    </style:style>
    <style:style style:name="P53" style:family="paragraph" style:parent-style-name="Text_20_body">
      <style:paragraph-properties fo:break-before="page"/>
      <style:text-properties style:font-name="Ubuntu" officeooo:rsid="00108e0d" officeooo:paragraph-rsid="00108e0d"/>
    </style:style>
    <style:style style:name="P54" style:family="paragraph" style:parent-style-name="Title">
      <style:text-properties officeooo:rsid="000d1c85" officeooo:paragraph-rsid="000d1c85"/>
    </style:style>
    <style:style style:name="P55" style:family="paragraph" style:parent-style-name="Footnote">
      <style:text-properties style:font-name="Ubuntu" officeooo:rsid="007b5135" officeooo:paragraph-rsid="007b5135"/>
    </style:style>
    <style:style style:name="P56" style:family="paragraph" style:parent-style-name="Text_20_body" style:list-style-name="L1">
      <style:text-properties style:font-name="Ubuntu" fo:font-style="normal" fo:font-weight="bold" officeooo:rsid="001a4220" officeooo:paragraph-rsid="001a4220" style:font-style-asian="normal" style:font-weight-asian="bold" style:font-style-complex="normal" style:font-weight-complex="bold"/>
    </style:style>
    <style:style style:name="P57" style:family="paragraph" style:parent-style-name="Text_20_body" style:list-style-name="L7">
      <style:text-properties style:font-name="Ubuntu" fo:font-style="normal" style:text-underline-style="none" fo:font-weight="bold" officeooo:rsid="00ca3fb2" officeooo:paragraph-rsid="00ca3fb2" style:font-style-asian="normal" style:font-weight-asian="bold" style:font-style-complex="normal" style:font-weight-complex="bold"/>
    </style:style>
    <style:style style:name="P58" style:family="paragraph" style:parent-style-name="Text_20_body" style:list-style-name="L7">
      <style:text-properties style:font-name="Ubuntu" fo:font-style="normal" style:text-underline-style="none" fo:font-weight="bold" officeooo:rsid="00c6d1c6" officeooo:paragraph-rsid="00c6d1c6" style:font-style-asian="normal" style:font-weight-asian="bold" style:font-style-complex="normal" style:font-weight-complex="bold"/>
    </style:style>
    <style:style style:name="P59" style:family="paragraph" style:parent-style-name="Text_20_body" style:list-style-name="L7">
      <style:text-properties style:font-name="Ubuntu" fo:font-style="normal" style:text-underline-style="none" fo:font-weight="bold" officeooo:rsid="00e08b9a" officeooo:paragraph-rsid="00e08b9a" style:font-style-asian="normal" style:font-weight-asian="bold" style:font-style-complex="normal" style:font-weight-complex="bold"/>
    </style:style>
    <style:style style:name="P60" style:family="paragraph" style:parent-style-name="Text_20_body" style:list-style-name="L7">
      <style:text-properties style:font-name="Ubuntu" fo:font-style="normal" style:text-underline-style="none" fo:font-weight="bold" officeooo:rsid="00d45861" officeooo:paragraph-rsid="00d45861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style:font-name="Ubuntu" fo:font-style="normal" officeooo:rsid="00e7fb7f" officeooo:paragraph-rsid="00e7fb7f" style:font-style-asian="normal" style:font-style-complex="normal"/>
    </style:style>
    <style:style style:name="P62" style:family="paragraph" style:parent-style-name="Text_20_body">
      <style:text-properties style:font-name="Ubuntu" fo:font-style="normal" officeooo:rsid="00e8dd51" officeooo:paragraph-rsid="00e8dd51" style:font-style-asian="normal" style:font-style-complex="normal"/>
    </style:style>
    <style:style style:name="P63" style:family="paragraph" style:parent-style-name="Text_20_body">
      <style:text-properties style:font-name="Ubuntu" fo:font-style="normal" officeooo:rsid="00efa93a" officeooo:paragraph-rsid="00efa93a" style:font-style-asian="normal" style:font-style-complex="normal"/>
    </style:style>
    <style:style style:name="P64" style:family="paragraph" style:parent-style-name="Text_20_body">
      <style:text-properties style:font-name="Ubuntu" fo:font-style="normal" officeooo:rsid="00ff371d" officeooo:paragraph-rsid="00ff371d" style:font-style-asian="normal" style:font-style-complex="normal"/>
    </style:style>
    <style:style style:name="P65" style:family="paragraph" style:parent-style-name="Text_20_body">
      <style:text-properties style:font-name="Ubuntu" fo:font-style="normal" officeooo:rsid="0106fa43" officeooo:paragraph-rsid="0106fa43" style:font-style-asian="normal" style:font-style-complex="normal"/>
    </style:style>
    <style:style style:name="P66" style:family="paragraph" style:parent-style-name="Text_20_body">
      <style:text-properties style:font-name="Ubuntu" fo:font-style="normal" officeooo:rsid="010fc30f" officeooo:paragraph-rsid="010fc30f" style:font-style-asian="normal" style:font-style-complex="normal"/>
    </style:style>
    <style:style style:name="P67" style:family="paragraph" style:parent-style-name="Text_20_body">
      <style:text-properties style:font-name="Ubuntu" fo:font-style="normal" officeooo:rsid="01189f30" officeooo:paragraph-rsid="01189f30" style:font-style-asian="normal" style:font-style-complex="normal"/>
    </style:style>
    <style:style style:name="P68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0d3ca" officeooo:paragraph-rsid="011969ad" style:font-style-asian="normal" style:font-weight-asian="normal" style:font-style-complex="normal" style:font-weight-complex="normal"/>
    </style:style>
    <style:style style:name="P69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13bd1" officeooo:paragraph-rsid="01113bd1" style:font-style-asian="normal" style:font-weight-asian="normal" style:font-style-complex="normal" style:font-weight-complex="normal"/>
    </style:style>
    <style:style style:name="P70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4edc5" officeooo:paragraph-rsid="0117e124" style:font-style-asian="normal" style:font-weight-asian="normal" style:font-style-complex="normal" style:font-weight-complex="normal"/>
    </style:style>
    <style:style style:name="P71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7d672" officeooo:paragraph-rsid="0117d672" style:font-style-asian="normal" style:font-weight-asian="normal" style:font-style-complex="normal" style:font-weight-complex="normal"/>
    </style:style>
    <style:style style:name="P72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0cbe30" officeooo:paragraph-rsid="010cbe30"/>
    </style:style>
    <style:style style:name="P73" style:family="paragraph" style:parent-style-name="Text_20_body" style:list-style-name="L7">
      <style:text-properties style:font-name="Ubuntu" fo:font-style="normal" fo:font-weight="normal" officeooo:paragraph-rsid="011969ad"/>
    </style:style>
    <style:style style:name="P74" style:family="paragraph" style:parent-style-name="Text_20_body" style:list-style-name="">
      <style:text-properties style:font-name="Ubuntu" fo:font-weight="bold" officeooo:rsid="00d79cda" officeooo:paragraph-rsid="00dd4f4e" style:font-weight-asian="bold" style:font-weight-complex="bold"/>
    </style:style>
    <style:style style:name="P75" style:family="paragraph" style:parent-style-name="Text_20_body" style:list-style-name="L3">
      <style:text-properties style:font-name="Ubuntu" fo:font-weight="bold" officeooo:rsid="006343bb" officeooo:paragraph-rsid="006343bb" style:font-weight-asian="bold" style:font-weight-complex="bold"/>
    </style:style>
    <style:style style:name="P76" style:family="paragraph" style:parent-style-name="Text_20_body" style:list-style-name="L4">
      <style:text-properties style:font-name="Ubuntu" fo:font-weight="bold" officeooo:rsid="0065a57f" officeooo:paragraph-rsid="0065a57f" style:font-weight-asian="bold" style:font-weight-complex="bold"/>
    </style:style>
    <style:style style:name="P77" style:family="paragraph" style:parent-style-name="Text_20_body" style:list-style-name="L5">
      <style:text-properties style:font-name="Ubuntu" fo:font-weight="bold" officeooo:rsid="00660462" officeooo:paragraph-rsid="00660462" style:font-weight-asian="bold" style:font-weight-complex="bold"/>
    </style:style>
    <style:style style:name="P78" style:family="paragraph" style:parent-style-name="Text_20_body" style:list-style-name="L3">
      <style:text-properties style:font-name="Ubuntu" fo:font-weight="bold" officeooo:rsid="0065a8fb" officeooo:paragraph-rsid="0065a8fb" style:font-weight-asian="bold" style:font-weight-complex="bold"/>
    </style:style>
    <style:style style:name="P79" style:family="paragraph" style:parent-style-name="Text_20_body" style:list-style-name="L6">
      <style:text-properties style:font-name="Ubuntu" fo:font-weight="bold" officeooo:rsid="0065a8fb" officeooo:paragraph-rsid="0065a8fb" style:font-weight-asian="bold" style:font-weight-complex="bold"/>
    </style:style>
    <style:style style:name="P80" style:family="paragraph" style:parent-style-name="Text_20_body" style:list-style-name="L7">
      <style:text-properties style:font-name="Ubuntu" fo:font-weight="bold" officeooo:rsid="00b89712" officeooo:paragraph-rsid="00b89712" style:font-weight-asian="bold" style:font-weight-complex="bold"/>
    </style:style>
    <style:style style:name="P81" style:family="paragraph" style:parent-style-name="Text_20_body" style:list-style-name="L8">
      <style:text-properties style:font-name="Ubuntu" fo:font-weight="bold" officeooo:rsid="00afe82e" officeooo:paragraph-rsid="00bc8aaa" style:font-weight-asian="bold" style:font-weight-complex="bold"/>
    </style:style>
    <style:style style:name="P82" style:family="paragraph" style:parent-style-name="Text_20_body" style:list-style-name="L8">
      <style:text-properties style:font-name="Ubuntu" fo:font-weight="bold" officeooo:rsid="00afe82e" officeooo:paragraph-rsid="011a081c" style:font-weight-asian="bold" style:font-weight-complex="bold"/>
    </style:style>
    <style:style style:name="P83" style:family="paragraph" style:parent-style-name="Text_20_body" style:list-style-name="L9">
      <style:text-properties style:font-name="Ubuntu" fo:font-weight="bold" officeooo:rsid="0081154e" officeooo:paragraph-rsid="00be6138" style:font-weight-asian="bold" style:font-weight-complex="bold"/>
    </style:style>
    <style:style style:name="P84" style:family="paragraph" style:parent-style-name="Text_20_body" style:list-style-name="L9">
      <style:text-properties style:font-name="Ubuntu" fo:font-weight="bold" officeooo:rsid="0081154e" officeooo:paragraph-rsid="00c04bc5" style:font-weight-asian="bold" style:font-weight-complex="bold"/>
    </style:style>
    <style:style style:name="P85" style:family="paragraph" style:parent-style-name="Text_20_body" style:list-style-name="L10">
      <style:paragraph-properties fo:line-height="120%" fo:text-align="start" style:justify-single-word="false"/>
      <style:text-properties style:font-name="Ubuntu" fo:font-weight="bold" officeooo:rsid="00a48079" officeooo:paragraph-rsid="00c19010" style:font-weight-asian="bold" style:font-weight-complex="bold"/>
    </style:style>
    <style:style style:name="P86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2f01f" style:font-weight-asian="bold" style:font-weight-complex="bold"/>
    </style:style>
    <style:style style:name="P87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69159" style:font-weight-asian="bold" style:font-weight-complex="bold"/>
    </style:style>
    <style:style style:name="P88" style:family="paragraph" style:parent-style-name="Text_20_body" style:list-style-name="L8">
      <style:text-properties style:font-name="Ubuntu" style:text-underline-style="solid" style:text-underline-width="auto" style:text-underline-color="font-color" fo:font-weight="bold" officeooo:rsid="00bc8aaa" officeooo:paragraph-rsid="00bc8aaa" style:font-weight-asian="bold" style:font-weight-complex="bold"/>
    </style:style>
    <style:style style:name="P89" style:family="paragraph" style:parent-style-name="Text_20_body" style:list-style-name="L9">
      <style:text-properties style:font-name="Ubuntu" style:text-underline-style="solid" style:text-underline-width="auto" style:text-underline-color="font-color" fo:font-weight="bold" officeooo:rsid="00c04bc5" officeooo:paragraph-rsid="00c04bc5" style:font-weight-asian="bold" style:font-weight-complex="bold"/>
    </style:style>
    <style:style style:name="P90" style:family="paragraph" style:parent-style-name="Text_20_body" style:list-style-name="L10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19010" officeooo:paragraph-rsid="00c19010" style:font-weight-asian="bold" style:font-weight-complex="bold"/>
    </style:style>
    <style:style style:name="P91" style:family="paragraph" style:parent-style-name="Text_20_body" style:list-style-name="L11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4c6dd" officeooo:paragraph-rsid="00c4c6dd" style:font-weight-asian="bold" style:font-weight-complex="bold"/>
    </style:style>
    <style:style style:name="P92" style:family="paragraph" style:parent-style-name="Text_20_body" style:list-style-name="">
      <style:text-properties style:font-name="Ubuntu" fo:font-weight="normal" officeooo:rsid="00e24f5a" officeooo:paragraph-rsid="00d5d3af" style:font-weight-asian="normal" style:font-weight-complex="normal"/>
    </style:style>
    <style:style style:name="P93" style:family="paragraph" style:parent-style-name="Text_20_body" style:list-style-name="">
      <style:text-properties style:font-name="Ubuntu" fo:font-weight="normal" officeooo:rsid="00e5323a" officeooo:paragraph-rsid="00e8dd51" style:font-weight-asian="normal" style:font-weight-complex="normal"/>
    </style:style>
    <style:style style:name="P94" style:family="paragraph" style:parent-style-name="Text_20_body" style:list-style-name="L2">
      <style:text-properties fo:color="#ff6600" style:font-name="Ubuntu" fo:font-style="normal" fo:font-weight="normal" officeooo:rsid="004681f2" officeooo:paragraph-rsid="004681f2" style:font-style-asian="normal" style:font-weight-asian="normal" style:font-style-complex="normal" style:font-weight-complex="normal"/>
    </style:style>
    <style:style style:name="P95" style:family="paragraph" style:parent-style-name="Text_20_body" style:list-style-name="L2">
      <style:text-properties fo:color="#ff6600" style:font-name="Ubuntu" fo:font-style="normal" fo:font-weight="normal" officeooo:rsid="0047556a" officeooo:paragraph-rsid="0047556a" style:font-style-asian="normal" style:font-weight-asian="normal" style:font-style-complex="normal" style:font-weight-complex="normal"/>
    </style:style>
    <style:style style:name="P96" style:family="paragraph" style:parent-style-name="Text_20_body" style:list-style-name="L2">
      <style:text-properties fo:color="#ff6600" style:font-name="Ubuntu" fo:font-style="normal" fo:font-weight="normal" officeooo:rsid="004967b8" officeooo:paragraph-rsid="004967b8" style:font-style-asian="normal" style:font-weight-asian="normal" style:font-style-complex="normal" style:font-weight-complex="normal"/>
    </style:style>
    <style:style style:name="P97" style:family="paragraph" style:parent-style-name="Text_20_body" style:list-style-name="L2">
      <style:text-properties fo:color="#ff6600" style:font-name="Ubuntu" fo:font-style="normal" fo:font-weight="normal" officeooo:rsid="004b5e34" officeooo:paragraph-rsid="004b5e34" style:font-style-asian="normal" style:font-weight-asian="normal" style:font-style-complex="normal" style:font-weight-complex="normal"/>
    </style:style>
    <style:style style:name="P98" style:family="paragraph" style:parent-style-name="Text_20_body" style:list-style-name="L2">
      <style:text-properties fo:color="#ff6600" style:font-name="Ubuntu" fo:font-style="normal" fo:font-weight="normal" officeooo:rsid="004c3b34" officeooo:paragraph-rsid="004c3b34" style:font-style-asian="normal" style:font-weight-asian="normal" style:font-style-complex="normal" style:font-weight-complex="normal"/>
    </style:style>
    <style:style style:name="P99" style:family="paragraph" style:parent-style-name="Text_20_body" style:list-style-name="L2">
      <style:text-properties fo:color="#ff6600" style:font-name="Ubuntu" fo:font-style="normal" fo:font-weight="normal" officeooo:rsid="005158f1" officeooo:paragraph-rsid="005158f1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2">
      <style:text-properties fo:color="#ff6600" style:font-name="Ubuntu" fo:font-style="normal" fo:font-weight="normal" officeooo:rsid="0053cadb" officeooo:paragraph-rsid="0053cadb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">
      <style:text-properties fo:color="#ff6600" style:font-name="Ubuntu" fo:font-style="normal" fo:font-weight="normal" officeooo:rsid="00563d61" officeooo:paragraph-rsid="00563d61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7">
      <style:text-properties officeooo:paragraph-rsid="00baed6b"/>
    </style:style>
    <style:style style:name="P103" style:family="paragraph" style:parent-style-name="Text_20_body" style:list-style-name="L7">
      <style:text-properties style:text-underline-style="solid" style:text-underline-width="auto" style:text-underline-color="font-color" officeooo:rsid="00bbf03a" officeooo:paragraph-rsid="00bbf03a"/>
    </style:style>
    <style:style style:name="P104" style:family="paragraph" style:parent-style-name="Text_20_body" style:list-style-name="L7">
      <style:text-properties style:text-underline-style="solid" style:text-underline-width="auto" style:text-underline-color="font-color" fo:font-weight="normal" officeooo:rsid="00cb420d" officeooo:paragraph-rsid="00cf2a41" style:font-weight-asian="normal" style:font-weight-complex="normal"/>
    </style:style>
    <style:style style:name="P105" style:family="paragraph" style:parent-style-name="Text_20_body" style:list-style-name="L7">
      <style:text-properties style:text-underline-style="solid" style:text-underline-width="auto" style:text-underline-color="font-color" fo:font-weight="normal" officeooo:rsid="00cf2a41" officeooo:paragraph-rsid="00cf2a41" style:font-weight-asian="normal" style:font-weight-complex="normal"/>
    </style:style>
    <style:style style:name="P106" style:family="paragraph" style:parent-style-name="Text_20_body" style:list-style-name="L7">
      <style:text-properties style:text-underline-style="solid" style:text-underline-width="auto" style:text-underline-color="font-color" fo:font-weight="normal" officeooo:rsid="00c9d4d8" officeooo:paragraph-rsid="00d214ad" style:font-weight-asian="normal" style:font-weight-complex="normal"/>
    </style:style>
    <style:style style:name="P107" style:family="paragraph" style:parent-style-name="Text_20_body" style:list-style-name="L7">
      <style:text-properties style:text-underline-style="solid" style:text-underline-width="auto" style:text-underline-color="font-color" fo:font-weight="normal" officeooo:rsid="00d14cc2" officeooo:paragraph-rsid="00d14cc2" style:font-weight-asian="normal" style:font-weight-complex="normal"/>
    </style:style>
    <style:style style:name="P108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13118" officeooo:paragraph-rsid="00a13118" style:font-size-asian="12pt" style:font-size-complex="12pt"/>
    </style:style>
    <style:style style:name="P109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22617" officeooo:paragraph-rsid="00a22617" style:font-size-asian="12pt" style:font-size-complex="12pt"/>
    </style:style>
    <style:style style:name="P110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23c2f" officeooo:paragraph-rsid="00a23c2f" style:font-size-asian="12pt" style:font-size-complex="12pt"/>
    </style:style>
    <style:style style:name="P111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paragraph-rsid="00a2d4df"/>
    </style:style>
    <style:style style:name="P112" style:family="paragraph" style:parent-style-name="Text_20_body">
      <style:text-properties style:font-name="Ubuntu" fo:font-weight="bold" officeooo:rsid="00f0978e" officeooo:paragraph-rsid="00f0978e" style:font-weight-asian="bold" style:font-weight-complex="bold"/>
    </style:style>
    <style:style style:name="P113" style:family="paragraph" style:parent-style-name="Text_20_body">
      <style:text-properties style:font-name="Ubuntu" fo:font-weight="normal" officeooo:rsid="00f2145a" officeooo:paragraph-rsid="00f9dc6a" style:font-weight-asian="normal" style:font-weight-complex="normal"/>
    </style:style>
    <style:style style:name="P114" style:family="paragraph" style:parent-style-name="Text_20_body">
      <style:text-properties officeooo:paragraph-rsid="0084aaef"/>
    </style:style>
    <style:style style:name="P115" style:family="paragraph" style:parent-style-name="Text_20_body" style:list-style-name="">
      <style:text-properties fo:color="#000000" style:font-name="Ubuntu" fo:font-style="normal" fo:font-weight="normal" officeooo:rsid="00e24f5a" officeooo:paragraph-rsid="00ec8b44" style:font-style-asian="normal" style:font-weight-asian="normal" style:font-style-complex="normal" style:font-weight-complex="normal"/>
    </style:style>
    <style:style style:name="P116" style:family="paragraph" style:parent-style-name="Text_20_body" style:list-style-name="">
      <style:text-properties fo:color="#000000" style:font-name="Ubuntu" fo:font-style="normal" fo:font-weight="normal" officeooo:rsid="00faca3c" officeooo:paragraph-rsid="00ffedad" style:font-style-asian="normal" style:font-weight-asian="normal" style:font-style-complex="normal" style:font-weight-complex="normal"/>
    </style:style>
    <style:style style:name="P117" style:family="paragraph" style:parent-style-name="Text_20_body">
      <style:text-properties officeooo:paragraph-rsid="00f0978e"/>
    </style:style>
    <style:style style:name="P118" style:family="paragraph" style:parent-style-name="Text_20_body" style:list-style-name="">
      <style:paragraph-properties fo:break-before="page"/>
      <style:text-properties fo:color="#000000" style:font-name="Ubuntu" fo:font-style="normal" fo:font-weight="bold" officeooo:rsid="00faa22e" officeooo:paragraph-rsid="00faa22e" style:font-style-asian="normal" style:font-weight-asian="bold" style:font-style-complex="normal" style:font-weight-complex="bold"/>
    </style:style>
    <style:style style:name="P119" style:family="paragraph" style:parent-style-name="Text_20_body" style:list-style-name="">
      <style:paragraph-properties fo:break-before="page"/>
      <style:text-properties style:font-name="Ubuntu" fo:font-weight="bold" officeooo:rsid="00daf727" officeooo:paragraph-rsid="00e3849d" style:font-weight-asian="bold" style:font-weight-complex="bold"/>
    </style:style>
    <style:style style:name="P120" style:family="paragraph" style:parent-style-name="Heading_20_2">
      <style:text-properties officeooo:rsid="000f9997" officeooo:paragraph-rsid="000f9997"/>
    </style:style>
    <style:style style:name="P121" style:family="paragraph" style:parent-style-name="Heading_20_2">
      <style:text-properties officeooo:rsid="00e2d08d" officeooo:paragraph-rsid="00e2d08d"/>
    </style:style>
    <style:style style:name="P122" style:family="paragraph" style:parent-style-name="Heading_20_2">
      <style:paragraph-properties fo:break-before="page"/>
      <style:text-properties officeooo:rsid="005d8c1a" officeooo:paragraph-rsid="005d8c1a"/>
    </style:style>
    <style:style style:name="P123" style:family="paragraph" style:parent-style-name="Heading_20_2" style:list-style-name="">
      <style:paragraph-properties fo:break-before="page"/>
      <style:text-properties officeooo:rsid="00d5d3af" officeooo:paragraph-rsid="00d5d3af"/>
    </style:style>
    <style:style style:name="P124" style:family="paragraph" style:parent-style-name="Heading_20_2">
      <style:paragraph-properties fo:break-before="page"/>
      <style:text-properties officeooo:rsid="00625a37" officeooo:paragraph-rsid="00625a37"/>
    </style:style>
    <style:style style:name="P125" style:family="paragraph" style:parent-style-name="Heading_20_2">
      <style:paragraph-properties fo:break-before="page"/>
      <style:text-properties officeooo:rsid="007f5a84" officeooo:paragraph-rsid="007f5a84"/>
    </style:style>
    <style:style style:name="P126" style:family="paragraph" style:parent-style-name="Heading_20_2">
      <style:paragraph-properties fo:break-before="page"/>
      <style:text-properties fo:color="#000000" officeooo:rsid="0097f0bb" officeooo:paragraph-rsid="0097f0bb"/>
    </style:style>
    <style:style style:name="P127" style:family="paragraph" style:parent-style-name="Heading_20_2">
      <style:paragraph-properties fo:break-before="page"/>
      <style:text-properties officeooo:rsid="00f0978e" officeooo:paragraph-rsid="00f0978e"/>
    </style:style>
    <style:style style:name="T1" style:family="text">
      <style:text-properties officeooo:rsid="000e37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4bdd" style:font-style-asian="italic" style:font-style-complex="italic"/>
    </style:style>
    <style:style style:name="T4" style:family="text">
      <style:text-properties fo:font-style="italic" officeooo:rsid="0032b056" style:font-style-asian="italic" style:font-style-complex="italic"/>
    </style:style>
    <style:style style:name="T5" style:family="text">
      <style:text-properties fo:font-style="italic" officeooo:rsid="0039ff59" style:font-style-asian="italic" style:font-style-complex="italic"/>
    </style:style>
    <style:style style:name="T6" style:family="text">
      <style:text-properties fo:font-style="italic" officeooo:rsid="003a8e17" style:font-style-asian="italic" style:font-style-complex="italic"/>
    </style:style>
    <style:style style:name="T7" style:family="text">
      <style:text-properties fo:font-style="italic" officeooo:rsid="0040e3ba" style:font-style-asian="italic" style:font-style-complex="italic"/>
    </style:style>
    <style:style style:name="T8" style:family="text">
      <style:text-properties fo:font-style="italic" officeooo:rsid="004dd572" style:font-style-asian="italic" style:font-style-complex="italic"/>
    </style:style>
    <style:style style:name="T9" style:family="text">
      <style:text-properties fo:font-style="italic" officeooo:rsid="005017fc" style:font-style-asian="italic" style:font-style-complex="italic"/>
    </style:style>
    <style:style style:name="T10" style:family="text">
      <style:text-properties fo:font-style="italic" officeooo:rsid="0052b4e8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b58d7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1151ac6" style:font-style-asian="italic" style:font-style-complex="italic"/>
    </style:style>
    <style:style style:name="T15" style:family="text">
      <style:text-properties fo:font-style="italic" style:text-underline-style="none" fo:font-weight="normal" officeooo:rsid="00bd5a36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fc885" style:font-style-asian="normal" style:font-style-complex="normal"/>
    </style:style>
    <style:style style:name="T18" style:family="text">
      <style:text-properties fo:font-style="normal" officeooo:rsid="0012897b" style:font-style-asian="normal" style:font-style-complex="normal"/>
    </style:style>
    <style:style style:name="T19" style:family="text">
      <style:text-properties fo:font-style="normal" officeooo:rsid="00148919" style:font-style-asian="normal" style:font-style-complex="normal"/>
    </style:style>
    <style:style style:name="T20" style:family="text">
      <style:text-properties fo:font-style="normal" officeooo:rsid="00162fea" style:font-style-asian="normal" style:font-style-complex="normal"/>
    </style:style>
    <style:style style:name="T21" style:family="text">
      <style:text-properties fo:font-style="normal" officeooo:rsid="00f2d633" style:font-style-asian="normal" style:font-style-complex="normal"/>
    </style:style>
    <style:style style:name="T22" style:family="text">
      <style:text-properties fo:font-style="normal" officeooo:rsid="00f3b8c0" style:font-style-asian="normal" style:font-style-complex="normal"/>
    </style:style>
    <style:style style:name="T23" style:family="text">
      <style:text-properties fo:font-style="normal" officeooo:rsid="00f7021a" style:font-style-asian="normal" style:font-style-complex="normal"/>
    </style:style>
    <style:style style:name="T24" style:family="text">
      <style:text-properties fo:font-style="normal" officeooo:rsid="00f868c7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b58d7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bd5a36" style:font-style-asian="normal" style:font-weight-asian="normal" style:font-style-complex="normal" style:font-weight-complex="normal"/>
    </style:style>
    <style:style style:name="T29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800000" fo:font-style="italic" fo:font-weight="bold" officeooo:rsid="001c1a89" style:font-style-asian="italic" style:font-weight-asian="bold" style:font-style-complex="italic" style:font-weight-complex="bold"/>
    </style:style>
    <style:style style:name="T31" style:family="text">
      <style:text-properties fo:color="#800000" fo:font-style="italic" fo:font-weight="bold" officeooo:rsid="001f927e" style:font-style-asian="italic" style:font-weight-asian="bold" style:font-style-complex="italic" style:font-weight-complex="bold"/>
    </style:style>
    <style:style style:name="T32" style:family="text">
      <style:text-properties fo:color="#800000" fo:font-style="italic" fo:font-weight="bold" officeooo:rsid="00241865" style:font-style-asian="italic" style:font-weight-asian="bold" style:font-style-complex="italic" style:font-weight-complex="bold"/>
    </style:style>
    <style:style style:name="T33" style:family="text">
      <style:text-properties fo:color="#800000" fo:font-style="italic" fo:font-weight="bold" officeooo:rsid="0036732f" style:font-style-asian="italic" style:font-weight-asian="bold" style:font-style-complex="italic" style:font-weight-complex="bold"/>
    </style:style>
    <style:style style:name="T34" style:family="text">
      <style:text-properties fo:color="#800000" fo:font-style="italic" fo:font-weight="bold" officeooo:rsid="003d205f" style:font-style-asian="italic" style:font-weight-asian="bold" style:font-style-complex="italic" style:font-weight-complex="bold"/>
    </style:style>
    <style:style style:name="T35" style:family="text">
      <style:text-properties officeooo:rsid="001e275c"/>
    </style:style>
    <style:style style:name="T36" style:family="text">
      <style:text-properties style:font-name="Ubuntu" fo:font-style="normal" fo:font-weight="normal" officeooo:rsid="006751d7" style:font-style-asian="normal" style:font-weight-asian="normal" style:font-style-complex="normal" style:font-weight-complex="normal"/>
    </style:style>
    <style:style style:name="T37" style:family="text"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Ubuntu" fo:font-style="normal" style:text-underline-style="none" style:font-style-asian="normal" style:font-style-complex="normal"/>
    </style:style>
    <style:style style:name="T39" style:family="text">
      <style:text-properties style:font-name="Ubuntu" fo:font-style="normal" style:text-underline-style="none" officeooo:rsid="00cc7565" style:font-style-asian="normal" style:font-style-complex="normal"/>
    </style:style>
    <style:style style:name="T40" style:family="text">
      <style:text-properties style:font-name="Ubuntu" fo:font-style="normal" style:text-underline-style="none" officeooo:rsid="00d0e217" style:font-style-asian="normal" style:font-style-complex="normal"/>
    </style:style>
    <style:style style:name="T41" style:family="text">
      <style:text-properties style:font-name="Ubuntu" fo:font-style="normal" style:text-underline-style="none" officeooo:rsid="00d14cc2" style:font-style-asian="normal" style:font-style-complex="normal"/>
    </style:style>
    <style:style style:name="T42" style:family="text">
      <style:text-properties style:font-name="Ubuntu" fo:font-style="normal" style:font-style-asian="normal" style:font-style-complex="normal"/>
    </style:style>
    <style:style style:name="T43" style:family="text">
      <style:text-properties style:font-name="Ubuntu" fo:font-style="normal" officeooo:rsid="00cc7565" style:font-style-asian="normal" style:font-style-complex="normal"/>
    </style:style>
    <style:style style:name="T44" style:family="text">
      <style:text-properties style:font-name="Ubuntu" fo:font-weight="normal" style:font-weight-asian="normal" style:font-weight-complex="normal"/>
    </style:style>
    <style:style style:name="T45" style:family="text">
      <style:text-properties style:font-name="Ubuntu" fo:font-weight="normal" officeooo:rsid="00b8aebf" style:font-weight-asian="normal" style:font-weight-complex="normal"/>
    </style:style>
    <style:style style:name="T46" style:family="text">
      <style:text-properties style:font-name="Ubuntu" style:text-underline-style="solid" style:text-underline-width="auto" style:text-underline-color="font-color" fo:font-weight="normal" officeooo:rsid="00baed6b" style:font-weight-asian="normal" style:font-weight-complex="normal"/>
    </style:style>
    <style:style style:name="T47" style:family="text">
      <style:text-properties style:font-name="Ubuntu" style:text-underline-style="none" fo:font-weight="normal" style:font-weight-asian="normal" style:font-weight-complex="normal"/>
    </style:style>
    <style:style style:name="T48" style:family="text">
      <style:text-properties style:font-name="Ubuntu" fo:font-style="italic" style:text-underline-style="none" fo:font-weight="normal" style:font-style-asian="italic" style:font-weight-asian="normal" style:font-style-complex="italic" style:font-weight-complex="normal"/>
    </style:style>
    <style:style style:name="T49" style:family="text">
      <style:text-properties officeooo:rsid="00227487"/>
    </style:style>
    <style:style style:name="T50" style:family="text">
      <style:text-properties officeooo:rsid="0025489a"/>
    </style:style>
    <style:style style:name="T51" style:family="text">
      <style:text-properties officeooo:rsid="00272a71"/>
    </style:style>
    <style:style style:name="T52" style:family="text">
      <style:text-properties officeooo:rsid="0029b222"/>
    </style:style>
    <style:style style:name="T53" style:family="text">
      <style:text-properties officeooo:rsid="002c7905"/>
    </style:style>
    <style:style style:name="T54" style:family="text">
      <style:text-properties officeooo:rsid="002fb759"/>
    </style:style>
    <style:style style:name="T55" style:family="text">
      <style:text-properties fo:color="#ff6600" fo:font-style="italic" style:font-style-asian="italic" style:font-style-complex="italic"/>
    </style:style>
    <style:style style:name="T56" style:family="text">
      <style:text-properties fo:color="#000000" officeooo:rsid="00336a47"/>
    </style:style>
    <style:style style:name="T57" style:family="text">
      <style:text-properties fo:color="#000000" officeooo:rsid="0033e1fd"/>
    </style:style>
    <style:style style:name="T58" style:family="text">
      <style:text-properties fo:color="#000000" style:font-name="Ubuntu" fo:font-size="12pt" fo:font-style="normal" fo:font-weight="normal" officeooo:rsid="006751d7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style:font-name="Ubuntu" fo:font-size="12pt" fo:letter-spacing="normal" fo:font-weight="normal" style:font-size-asian="12pt" style:font-size-complex="12pt"/>
    </style:style>
    <style:style style:name="T60" style:family="text">
      <style:text-properties fo:color="#000000" style:font-name="Ubuntu" style:text-underline-style="none" officeooo:rsid="010aadcf" style:font-style-asian="normal" style:font-weight-asian="normal" style:font-style-complex="normal" style:font-weight-complex="normal"/>
    </style:style>
    <style:style style:name="T61" style:family="text">
      <style:text-properties officeooo:rsid="0039ff59"/>
    </style:style>
    <style:style style:name="T62" style:family="text">
      <style:text-properties officeooo:rsid="003a8e17"/>
    </style:style>
    <style:style style:name="T63" style:family="text">
      <style:text-properties officeooo:rsid="0040e3ba"/>
    </style:style>
    <style:style style:name="T64" style:family="text">
      <style:text-properties officeooo:rsid="004457e9"/>
    </style:style>
    <style:style style:name="T65" style:family="text">
      <style:text-properties officeooo:rsid="004b04de"/>
    </style:style>
    <style:style style:name="T66" style:family="text">
      <style:text-properties officeooo:rsid="004dd572"/>
    </style:style>
    <style:style style:name="T67" style:family="text">
      <style:text-properties officeooo:rsid="005017fc"/>
    </style:style>
    <style:style style:name="T68" style:family="text">
      <style:text-properties officeooo:rsid="0052b4e8"/>
    </style:style>
    <style:style style:name="T69" style:family="text">
      <style:text-properties officeooo:rsid="00545e28"/>
    </style:style>
    <style:style style:name="T70" style:family="text">
      <style:text-properties style:text-underline-style="solid" style:text-underline-width="auto" style:text-underline-color="font-color" fo:font-weight="normal" officeooo:rsid="00bc8aaa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c19010" style:font-weight-asian="normal" style:font-weight-complex="normal"/>
    </style:style>
    <style:style style:name="T72" style:family="text">
      <style:text-properties style:text-underline-style="solid" style:text-underline-width="auto" style:text-underline-color="font-color" fo:font-weight="normal" officeooo:rsid="00c2f01f" style:font-weight-asian="normal" style:font-weight-complex="normal"/>
    </style:style>
    <style:style style:name="T73" style:family="text">
      <style:text-properties style:text-underline-style="solid" style:text-underline-width="auto" style:text-underline-color="font-color" officeooo:rsid="01093477" style:font-style-asian="normal" style:font-weight-asian="normal" style:font-style-complex="normal" style:font-weight-complex="normal"/>
    </style:style>
    <style:style style:name="T74" style:family="text">
      <style:text-properties style:text-underline-style="none"/>
    </style:style>
    <style:style style:name="T75" style:family="text">
      <style:text-properties style:text-underline-style="none" fo:font-weight="normal" style:font-weight-asian="normal" style:font-weight-complex="normal"/>
    </style:style>
    <style:style style:name="T76" style:family="text">
      <style:text-properties style:text-underline-style="none" fo:font-weight="normal" officeooo:rsid="00c2339a" style:font-weight-asian="normal" style:font-weight-complex="normal"/>
    </style:style>
    <style:style style:name="T77" style:family="text">
      <style:text-properties style:text-underline-style="none" fo:font-weight="normal" officeooo:rsid="00aaef80" style:font-weight-asian="normal" style:font-weight-complex="normal"/>
    </style:style>
    <style:style style:name="T78" style:family="text">
      <style:text-properties style:text-underline-style="none" officeooo:rsid="01093477" style:font-style-asian="normal" style:font-weight-asian="normal" style:font-style-complex="normal" style:font-weight-complex="normal"/>
    </style:style>
    <style:style style:name="T79" style:family="text">
      <style:text-properties style:text-underline-style="none" officeooo:rsid="010aadcf" style:font-style-asian="normal" style:font-weight-asian="normal" style:font-style-complex="normal" style:font-weight-complex="normal"/>
    </style:style>
    <style:style style:name="T80" style:family="text">
      <style:text-properties style:text-underline-style="none" officeooo:rsid="01111051"/>
    </style:style>
    <style:style style:name="T81" style:family="text">
      <style:text-properties style:text-underline-style="none" officeooo:rsid="01129fc0"/>
    </style:style>
    <style:style style:name="T82" style:family="text">
      <style:text-properties style:text-underline-style="none" officeooo:rsid="01151ac6"/>
    </style:style>
    <style:style style:name="T83" style:family="text">
      <style:text-properties style:text-underline-style="none" officeooo:rsid="01163ae7"/>
    </style:style>
    <style:style style:name="T84" style:family="text">
      <style:text-properties style:text-underline-style="none" officeooo:rsid="0116a535"/>
    </style:style>
    <style:style style:name="T85" style:family="text">
      <style:text-properties style:text-underline-style="none" officeooo:rsid="0117e124"/>
    </style:style>
    <style:style style:name="T86" style:family="text">
      <style:text-properties style:text-underline-style="none" officeooo:rsid="011966ce"/>
    </style:style>
    <style:style style:name="T87" style:family="text">
      <style:text-properties fo:font-weight="normal" style:font-weight-asian="normal" style:font-weight-complex="normal"/>
    </style:style>
    <style:style style:name="T88" style:family="text">
      <style:text-properties fo:font-weight="normal" officeooo:rsid="00b1370a" style:font-weight-asian="normal" style:font-weight-complex="normal"/>
    </style:style>
    <style:style style:name="T89" style:family="text">
      <style:text-properties fo:font-weight="normal" officeooo:rsid="00b58d7c" style:font-weight-asian="normal" style:font-weight-complex="normal"/>
    </style:style>
    <style:style style:name="T90" style:family="text">
      <style:text-properties fo:font-weight="normal" officeooo:rsid="00a4d72f" style:font-weight-asian="normal" style:font-weight-complex="normal"/>
    </style:style>
    <style:style style:name="T91" style:family="text">
      <style:text-properties fo:font-weight="normal" officeooo:rsid="00a4e69b" style:font-weight-asian="normal" style:font-weight-complex="normal"/>
    </style:style>
    <style:style style:name="T92" style:family="text">
      <style:text-properties fo:font-weight="normal" officeooo:rsid="00aaef80" style:font-weight-asian="normal" style:font-weight-complex="normal"/>
    </style:style>
    <style:style style:name="T93" style:family="text">
      <style:text-properties fo:font-weight="normal" officeooo:rsid="00accb89" style:font-weight-asian="normal" style:font-weight-complex="normal"/>
    </style:style>
    <style:style style:name="T94" style:family="text">
      <style:text-properties fo:font-variant="normal" fo:text-transform="none" fo:color="#333333" fo:font-size="12pt" fo:letter-spacing="normal" fo:font-style="normal" style:font-size-asian="12pt" style:font-size-complex="12pt"/>
    </style:style>
    <style:style style:name="T95" style:family="text">
      <style:text-properties fo:font-variant="normal" fo:text-transform="none" fo:color="#333333" fo:font-size="12pt" fo:letter-spacing="normal" fo:font-style="normal" style:font-size-asian="12pt" style:font-size-complex="12pt" fo:padding="0cm" fo:border="none"/>
    </style:style>
    <style:style style:name="T96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97" style:family="text">
      <style:text-properties fo:font-variant="normal" fo:text-transform="none" fo:color="#000000" style:font-name="Ubuntu" fo:font-size="12pt" fo:letter-spacing="normal" fo:font-style="normal" fo:font-weight="normal" officeooo:rsid="006751d7" style:font-size-asian="12pt" style:font-size-complex="12pt"/>
    </style:style>
    <style:style style:name="T98" style:family="text">
      <style:text-properties fo:font-variant="normal" fo:text-transform="none" fo:color="#000000" style:font-name="Ubuntu" fo:font-size="12pt" fo:letter-spacing="normal" fo:font-style="normal" fo:font-weight="normal" officeooo:rsid="006de4a3" style:font-size-asian="12pt" style:font-size-complex="12pt"/>
    </style:style>
    <style:style style:name="T99" style:family="text">
      <style:text-properties fo:font-variant="normal" fo:text-transform="none" fo:color="#000000" style:font-name="Ubuntu" fo:font-size="12pt" fo:letter-spacing="normal" fo:font-style="normal" fo:font-weight="normal" officeooo:rsid="006fabdd" style:font-size-asian="12pt" style:font-size-complex="12pt"/>
    </style:style>
    <style:style style:name="T100" style:family="text">
      <style:text-properties fo:font-variant="normal" fo:text-transform="none" fo:color="#000000" style:font-name="Ubuntu" fo:font-size="12pt" fo:letter-spacing="normal" fo:font-style="normal" fo:font-weight="normal" officeooo:rsid="001a422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0000" style:font-name="Ubuntu" fo:font-size="12pt" fo:letter-spacing="normal" fo:font-style="normal" fo:font-weight="normal" officeooo:rsid="007424dd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0000" style:font-name="Ubuntu" fo:font-size="12pt" fo:letter-spacing="normal" fo:font-style="normal" fo:font-weight="normal" officeooo:rsid="00777d6f" style:font-size-asian="12pt" style:font-weight-asian="normal" style:font-size-complex="12pt" style:font-weight-complex="normal"/>
    </style:style>
    <style:style style:name="T103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 fo:padding="0cm" fo:border="none"/>
    </style:style>
    <style:style style:name="T105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625a37" style:font-size-asian="12pt" style:font-weight-asian="normal" style:font-size-complex="12pt" style:font-weight-complex="normal" fo:padding="0cm" fo:border="none"/>
    </style:style>
    <style:style style:name="T106" style:family="text">
      <style:text-properties fo:font-variant="normal" fo:text-transform="none" fo:color="#000000" style:font-name="Ubuntu" fo:font-size="12pt" fo:letter-spacing="normal" fo:font-style="normal" officeooo:rsid="00625a37" style:font-size-asian="12pt" style:font-size-complex="12pt" fo:padding="0cm" fo:border="none"/>
    </style:style>
    <style:style style:name="T10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108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a4220" style:text-blinking="false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109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625a37" style:text-blinking="false" style:font-size-asian="12pt" style:font-weight-asian="normal" style:font-size-complex="12pt" style:font-weight-complex="normal" fo:padding="0cm" fo:border="none"/>
    </style:style>
    <style:style style:name="T110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style:font-size-asian="12pt" style:font-size-complex="12pt" fo:padding="0cm" fo:border="none"/>
    </style:style>
    <style:style style:name="T111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8f3fb2" style:text-blinking="false" style:font-size-asian="12pt" style:font-size-complex="12pt" fo:padding="0cm" fo:border="none"/>
    </style:style>
    <style:style style:name="T112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variant="normal" fo:text-transform="none" fo:color="#000000" fo:font-size="12pt" fo:letter-spacing="normal" fo:font-style="normal" style:text-underline-style="none" officeooo:rsid="00625a37" style:font-size-asian="12pt" style:font-size-complex="12pt" fo:padding="0cm" fo:border="none"/>
    </style:style>
    <style:style style:name="T115" style:family="text">
      <style:text-properties fo:font-variant="normal" fo:text-transform="none" fo:color="#000000" fo:font-size="12pt" fo:letter-spacing="normal" fo:font-style="normal" style:text-underline-style="none" style:font-size-asian="12pt" style:font-size-complex="12pt" fo:padding="0cm" fo:border="none"/>
    </style:style>
    <style:style style:name="T116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17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18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119" style:family="text">
      <style:text-properties fo:font-variant="normal" fo:text-transform="none" fo:color="#000000" fo:font-size="12pt" fo:letter-spacing="normal" fo:font-style="normal" fo:font-weight="normal" officeooo:rsid="00850377" style:font-size-asian="12pt" style:font-weight-asian="normal" style:font-size-complex="12pt" style:font-weight-complex="normal"/>
    </style:style>
    <style:style style:name="T120" style:family="text">
      <style:text-properties fo:font-variant="normal" fo:text-transform="none" fo:color="#000000" fo:font-size="12pt" fo:letter-spacing="normal" fo:font-style="normal" fo:font-weight="normal" officeooo:rsid="00851d2f" style:font-size-asian="12pt" style:font-weight-asian="normal" style:font-size-complex="12pt" style:font-weight-complex="normal"/>
    </style:style>
    <style:style style:name="T121" style:family="text">
      <style:text-properties fo:font-variant="normal" fo:text-transform="none" fo:color="#000000" fo:font-size="12pt" fo:letter-spacing="normal" fo:font-style="normal" fo:font-weight="normal" officeooo:rsid="00be7fbc" style:font-size-asian="12pt" style:font-weight-asian="normal" style:font-size-complex="12pt" style:font-weight-complex="normal"/>
    </style:style>
    <style:style style:name="T122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officeooo:rsid="00be7fbc" style:font-size-asian="12pt" style:font-weight-asian="normal" style:font-size-complex="12pt" style:font-weight-complex="normal"/>
    </style:style>
    <style:style style:name="T123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24" style:family="text">
      <style:text-properties fo:font-variant="normal" fo:text-transform="none" fo:color="#000000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25" style:family="text">
      <style:text-properties fo:font-variant="normal" fo:text-transform="none" fo:color="#000000" style:font-name="Ubuntu" fo:font-size="12pt" fo:letter-spacing="normal"/>
    </style:style>
    <style:style style:name="T126" style:family="text">
      <style:text-properties fo:font-variant="normal" fo:text-transform="none" fo:color="#000000" style:font-name="Ubuntu" fo:font-size="12pt" fo:letter-spacing="normal" style:text-underline-style="none" style:font-style-asian="normal" style:font-weight-asian="normal" style:font-style-complex="normal" style:font-weight-complex="normal"/>
    </style:style>
    <style:style style:name="T127" style:family="text">
      <style:text-properties fo:font-variant="normal" fo:text-transform="none" fo:color="#000000" style:font-name="Ubuntu" fo:font-size="12pt" fo:letter-spacing="normal" style:text-underline-style="none" officeooo:rsid="010aadcf" style:font-style-asian="normal" style:font-weight-asian="normal" style:font-style-complex="normal" style:font-weight-complex="normal"/>
    </style:style>
    <style:style style:name="T128" style:family="text">
      <style:text-properties fo:font-variant="normal" fo:text-transform="none" fo:color="#000000" style:font-name="Ubuntu" fo:font-size="12pt" fo:letter-spacing="normal" style:text-underline-style="none" officeooo:rsid="010daaa9" style:font-style-asian="normal" style:font-weight-asian="normal" style:font-style-complex="normal" style:font-weight-complex="normal"/>
    </style:style>
    <style:style style:name="T129" style:family="text">
      <style:text-properties fo:font-variant="normal" fo:text-transform="none" fo:color="#000000" style:font-name="Ubuntu" fo:font-size="12pt" fo:letter-spacing="normal" style:font-style-asian="normal" style:font-weight-asian="normal" style:font-style-complex="normal" style:font-weight-complex="normal"/>
    </style:style>
    <style:style style:name="T130" style:family="text">
      <style:text-properties fo:font-variant="normal" fo:text-transform="none" fo:color="#000000" style:font-name="Ubuntu" fo:font-size="12pt" fo:letter-spacing="normal" officeooo:rsid="010aadcf" style:font-style-asian="normal" style:font-weight-asian="normal" style:font-style-complex="normal" style:font-weight-complex="normal"/>
    </style:style>
    <style:style style:name="T131" style:family="text">
      <style:text-properties fo:font-variant="normal" fo:text-transform="none" fo:color="#800000" style:font-name="Ubuntu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32" style:family="text">
      <style:text-properties fo:font-variant="normal" fo:text-transform="none" fo:color="#800000" style:font-name="Ubuntu" fo:font-size="12pt" fo:letter-spacing="normal" fo:font-style="italic" fo:font-weight="bold" officeooo:rsid="0073960d" style:font-size-asian="12pt" style:font-style-asian="italic" style:font-weight-asian="bold" style:font-size-complex="12pt" style:font-style-complex="italic" style:font-weight-complex="bold"/>
    </style:style>
    <style:style style:name="T133" style:family="text">
      <style:text-properties fo:font-variant="normal" fo:text-transform="none" fo:color="#800000" style:font-name="Ubuntu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34" style:family="text">
      <style:text-properties fo:font-variant="normal" fo:text-transform="none" fo:color="#800000" style:font-name="Ubuntu" fo:font-size="12pt" fo:letter-spacing="normal" fo:font-style="italic" fo:font-weight="bold" officeooo:rsid="007d84b6" style:font-size-asian="12pt" style:font-style-asian="italic" style:font-weight-asian="bold" style:font-size-complex="12pt" style:font-style-complex="italic" style:font-weight-complex="bold"/>
    </style:style>
    <style:style style:name="T135" style:family="text">
      <style:text-properties fo:font-variant="normal" fo:text-transform="none" fo:color="#800000" style:font-name="Ubuntu" fo:font-size="12pt" fo:letter-spacing="normal" fo:font-style="italic" fo:font-weight="bold" officeooo:rsid="00b9067f" style:font-size-asian="12pt" style:font-style-asian="italic" style:font-weight-asian="bold" style:font-size-complex="12pt" style:font-style-complex="italic" style:font-weight-complex="bold"/>
    </style:style>
    <style:style style:name="T136" style:family="text">
      <style:text-properties fo:font-variant="normal" fo:text-transform="none" fo:color="#800000" style:font-name="Ubuntu" fo:font-size="12pt" fo:letter-spacing="normal" fo:font-style="italic" fo:font-weight="bold" officeooo:rsid="00f9dc6a" style:font-size-asian="12pt" style:font-style-asian="italic" style:font-weight-asian="bold" style:font-size-complex="12pt" style:font-style-complex="italic" style:font-weight-complex="bold"/>
    </style:style>
    <style:style style:name="T137" style:family="text">
      <style:text-properties fo:font-variant="normal" fo:text-transform="none" fo:color="#800000" style:font-name="Ubuntu" fo:font-size="12pt" fo:letter-spacing="normal" fo:font-style="italic" officeooo:rsid="001c1a89" style:font-size-asian="12pt" style:font-style-asian="italic" style:font-size-complex="12pt" style:font-style-complex="italic"/>
    </style:style>
    <style:style style:name="T138" style:family="text">
      <style:text-properties fo:font-variant="normal" fo:text-transform="none" fo:color="#800000" style:font-name="Ubuntu" fo:font-size="12pt" fo:letter-spacing="normal" fo:font-style="italic" officeooo:rsid="00883e33" style:font-size-asian="12pt" style:font-style-asian="italic" style:font-size-complex="12pt" style:font-style-complex="italic"/>
    </style:style>
    <style:style style:name="T139" style:family="text">
      <style:text-properties fo:font-variant="normal" fo:text-transform="none" fo:color="#800000" style:font-name="Ubuntu" fo:font-size="12pt" fo:letter-spacing="normal" fo:font-style="italic" officeooo:rsid="00a97f5f" style:font-size-asian="12pt" style:font-style-asian="italic" style:font-size-complex="12pt" style:font-style-complex="italic"/>
    </style:style>
    <style:style style:name="T140" style:family="text">
      <style:text-properties fo:font-variant="normal" fo:text-transform="none" fo:color="#800000" style:font-name="Ubuntu" fo:font-size="12pt" fo:letter-spacing="normal" fo:font-style="italic" officeooo:rsid="00b31af3" style:font-size-asian="12pt" style:font-style-asian="italic" style:font-size-complex="12pt" style:font-style-complex="italic"/>
    </style:style>
    <style:style style:name="T141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42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cf2a41" style:font-size-asian="12pt" style:font-style-asian="italic" style:font-weight-asian="bold" style:font-size-complex="12pt" style:font-style-complex="italic" style:font-weight-complex="bold"/>
    </style:style>
    <style:style style:name="T143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d3615c" style:font-size-asian="12pt" style:font-style-asian="italic" style:font-weight-asian="bold" style:font-size-complex="12pt" style:font-style-complex="italic" style:font-weight-complex="bold"/>
    </style:style>
    <style:style style:name="T144" style:family="text">
      <style:text-properties fo:font-variant="normal" fo:text-transform="none" fo:color="#800000" style:font-name="Ubuntu" fo:letter-spacing="normal" fo:font-style="italic" fo:font-weight="bold" officeooo:rsid="001c1a89" style:font-style-asian="italic" style:font-weight-asian="bold" style:font-style-complex="italic" style:font-weight-complex="bold"/>
    </style:style>
    <style:style style:name="T145" style:family="text">
      <style:text-properties fo:font-variant="normal" fo:text-transform="none" fo:color="#800000" style:font-name="Ubuntu" fo:letter-spacing="normal" fo:font-style="italic" fo:font-weight="bold" officeooo:rsid="007be819" style:font-style-asian="italic" style:font-weight-asian="bold" style:font-style-complex="italic" style:font-weight-complex="bold"/>
    </style:style>
    <style:style style:name="T146" style:family="text">
      <style:text-properties fo:font-variant="normal" fo:text-transform="none" fo:color="#800000" style:font-name="Ubuntu" fo:letter-spacing="normal" fo:font-style="italic" fo:font-weight="bold" officeooo:rsid="007d84b6" style:font-style-asian="italic" style:font-weight-asian="bold" style:font-style-complex="italic" style:font-weight-complex="bold"/>
    </style:style>
    <style:style style:name="T147" style:family="text">
      <style:text-properties fo:font-variant="normal" fo:text-transform="none" fo:color="#800000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48" style:family="text">
      <style:text-properties fo:font-variant="normal" fo:text-transform="none" fo:color="#800000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49" style:family="text">
      <style:text-properties fo:font-variant="normal" fo:text-transform="none" fo:color="#800000" fo:font-size="12pt" fo:letter-spacing="normal" fo:font-style="italic" fo:font-weight="bold" officeooo:rsid="009348d9" style:font-size-asian="12pt" style:font-style-asian="italic" style:font-weight-asian="bold" style:font-size-complex="12pt" style:font-style-complex="italic" style:font-weight-complex="bold"/>
    </style:style>
    <style:style style:name="T150" style:family="text">
      <style:text-properties fo:font-variant="normal" fo:text-transform="none" fo:color="#800000" fo:font-size="12pt" fo:letter-spacing="normal" fo:font-style="italic" fo:font-weight="bold" officeooo:rsid="00e8dd51" style:font-size-asian="12pt" style:font-style-asian="italic" style:font-weight-asian="bold" style:font-size-complex="12pt" style:font-style-complex="italic" style:font-weight-complex="bold"/>
    </style:style>
    <style:style style:name="T151" style:family="text">
      <style:text-properties fo:font-variant="normal" fo:text-transform="none" fo:color="#800000" fo:font-size="12pt" fo:letter-spacing="normal" fo:font-style="italic" fo:font-weight="bold" officeooo:rsid="00ec8b44" style:font-size-asian="12pt" style:font-style-asian="italic" style:font-weight-asian="bold" style:font-size-complex="12pt" style:font-style-complex="italic" style:font-weight-complex="bold"/>
    </style:style>
    <style:style style:name="T152" style:family="text">
      <style:text-properties fo:font-variant="normal" fo:text-transform="none" fo:color="#800000" fo:font-size="12pt" fo:letter-spacing="normal" fo:font-style="italic" fo:font-weight="bold" officeooo:rsid="00ee577e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fo:font-variant="normal" fo:text-transform="none" fo:color="#800000" fo:font-size="12pt" fo:letter-spacing="normal" fo:font-style="italic" fo:font-weight="bold" officeooo:rsid="00ffedad" style:font-size-asian="12pt" style:font-style-asian="italic" style:font-weight-asian="bold" style:font-size-complex="12pt" style:font-style-complex="italic" style:font-weight-complex="bold"/>
    </style:style>
    <style:style style:name="T154" style:family="text">
      <style:text-properties fo:font-variant="normal" fo:text-transform="none" fo:color="#800000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55" style:family="text">
      <style:text-properties fo:font-variant="normal" fo:text-transform="none" fo:color="#800000" fo:font-size="12pt" fo:letter-spacing="normal" fo:font-style="italic" style:text-underline-style="none" fo:font-weight="bold" officeooo:rsid="00cf2a41" style:font-size-asian="12pt" style:font-style-asian="italic" style:font-weight-asian="bold" style:font-size-complex="12pt" style:font-style-complex="italic" style:font-weight-complex="bold"/>
    </style:style>
    <style:style style:name="T156" style:family="text">
      <style:text-properties fo:font-variant="normal" fo:text-transform="none" fo:color="#800000" fo:font-size="12pt" fo:letter-spacing="normal" fo:font-style="italic" style:text-underline-style="none" fo:font-weight="bold" officeooo:rsid="00d3615c" style:font-size-asian="12pt" style:font-style-asian="italic" style:font-weight-asian="bold" style:font-size-complex="12pt" style:font-style-complex="italic" style:font-weight-complex="bold"/>
    </style:style>
    <style:style style:name="T157" style:family="text">
      <style:text-properties fo:font-variant="normal" fo:text-transform="none" fo:color="#800000" fo:font-size="12pt" fo:letter-spacing="normal" fo:font-style="italic" style:text-underline-style="none" fo:font-weight="bold" officeooo:rsid="0117e124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variant="normal" fo:text-transform="none" fo:color="#800000" fo:font-size="12pt" fo:letter-spacing="normal" fo:font-style="italic" style:text-underline-style="none" fo:font-weight="bold" officeooo:rsid="011969ad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fo:font-variant="normal" fo:text-transform="none" fo:color="#800000" fo:font-size="12pt" fo:letter-spacing="normal" fo:font-style="italic" style:text-underline-style="none" officeooo:rsid="001c1a89" style:font-size-asian="12pt" style:font-style-asian="italic" style:font-size-complex="12pt" style:font-style-complex="italic"/>
    </style:style>
    <style:style style:name="T160" style:family="text">
      <style:text-properties fo:font-variant="normal" fo:text-transform="none" fo:color="#800000" fo:font-size="12pt" fo:letter-spacing="normal" fo:font-style="italic" style:text-underline-style="none" officeooo:rsid="0117e124" style:font-size-asian="12pt" style:font-style-asian="italic" style:font-size-complex="12pt" style:font-style-complex="italic"/>
    </style:style>
    <style:style style:name="T161" style:family="text">
      <style:text-properties fo:font-variant="normal" fo:text-transform="none" fo:color="#800000" fo:font-size="12pt" fo:letter-spacing="normal" fo:font-style="italic" style:text-underline-style="none" officeooo:rsid="011a081c" style:font-size-asian="12pt" style:font-style-asian="italic" style:font-size-complex="12pt" style:font-style-complex="italic"/>
    </style:style>
    <style:style style:name="T162" style:family="text">
      <style:text-properties fo:font-variant="normal" fo:text-transform="none" style:font-name="Ubuntu" fo:letter-spacing="normal" fo:font-style="normal" fo:font-weight="normal"/>
    </style:style>
    <style:style style:name="T163" style:family="text">
      <style:text-properties fo:font-variant="normal" fo:text-transform="none" style:text-line-through-style="none" style:text-line-through-type="none" style:font-name="Ubuntu" fo:letter-spacing="normal" fo:font-style="normal" style:text-underline-style="none" style:text-blinking="false" fo:padding="0cm" fo:border="none"/>
    </style:style>
    <style:style style:name="T164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165" style:family="text">
      <style:text-properties fo:font-variant="normal" fo:text-transform="none" fo:font-size="12pt" fo:letter-spacing="normal" fo:font-style="italic" officeooo:rsid="00e38511" style:font-size-asian="12pt" style:font-style-asian="italic" style:font-size-complex="12pt" style:font-style-complex="italic"/>
    </style:style>
    <style:style style:name="T166" style:family="text">
      <style:text-properties fo:font-variant="normal" fo:text-transform="none" fo:font-size="12pt" fo:letter-spacing="normal" fo:font-style="italic" officeooo:rsid="00eafc36" style:font-size-asian="12pt" style:font-style-asian="italic" style:font-size-complex="12pt" style:font-style-complex="italic"/>
    </style:style>
    <style:style style:name="T167" style:family="text">
      <style:text-properties fo:font-variant="normal" fo:text-transform="none" fo:font-size="12pt" fo:letter-spacing="normal" fo:font-style="italic" officeooo:rsid="0102dd95" style:font-size-asian="12pt" style:font-style-asian="italic" style:font-size-complex="12pt" style:font-style-complex="italic"/>
    </style:style>
    <style:style style:name="T168" style:family="text">
      <style:text-properties fo:font-variant="normal" fo:text-transform="none" fo:font-size="12pt" fo:letter-spacing="normal" fo:font-style="italic" officeooo:rsid="010579d4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fo:font-size="12pt" fo:letter-spacing="normal" fo:font-style="italic" officeooo:rsid="0106e106" style:font-size-asian="12pt" style:font-style-asian="italic" style:font-size-complex="12pt" style:font-style-complex="italic"/>
    </style:style>
    <style:style style:name="T170" style:family="text">
      <style:text-properties fo:font-variant="normal" fo:text-transform="none" fo:font-size="12pt" fo:letter-spacing="normal" style:font-size-asian="12pt" style:font-size-complex="12pt"/>
    </style:style>
    <style:style style:name="T171" style:family="text">
      <style:text-properties fo:font-variant="normal" fo:text-transform="none" fo:font-size="12pt" fo:letter-spacing="normal" officeooo:rsid="00eafc36" style:font-size-asian="12pt" style:font-size-complex="12pt"/>
    </style:style>
    <style:style style:name="T172" style:family="text">
      <style:text-properties fo:font-variant="normal" fo:text-transform="none" fo:font-size="12pt" fo:letter-spacing="normal" officeooo:rsid="0073960d" style:font-size-asian="12pt" style:font-size-complex="12pt"/>
    </style:style>
    <style:style style:name="T173" style:family="text">
      <style:text-properties fo:font-variant="normal" fo:text-transform="none" fo:font-size="12pt" fo:letter-spacing="normal" officeooo:rsid="00ee577e" style:font-size-asian="12pt" style:font-size-complex="12pt"/>
    </style:style>
    <style:style style:name="T174" style:family="text">
      <style:text-properties fo:font-variant="normal" fo:text-transform="none" fo:font-size="12pt" fo:letter-spacing="normal" officeooo:rsid="00fd7a6b" style:font-size-asian="12pt" style:font-size-complex="12pt"/>
    </style:style>
    <style:style style:name="T175" style:family="text">
      <style:text-properties fo:font-variant="normal" fo:text-transform="none" fo:font-size="12pt" fo:letter-spacing="normal" officeooo:rsid="0102297e" style:font-size-asian="12pt" style:font-size-complex="12pt"/>
    </style:style>
    <style:style style:name="T176" style:family="text">
      <style:text-properties fo:font-variant="normal" fo:text-transform="none" fo:font-size="12pt" fo:letter-spacing="normal" officeooo:rsid="0102dd95" style:font-size-asian="12pt" style:font-size-complex="12pt"/>
    </style:style>
    <style:style style:name="T177" style:family="text">
      <style:text-properties fo:font-variant="normal" fo:text-transform="none" fo:font-size="12pt" fo:letter-spacing="normal" officeooo:rsid="010579d4" style:font-size-asian="12pt" style:font-size-complex="12pt"/>
    </style:style>
    <style:style style:name="T178" style:family="text">
      <style:text-properties fo:font-variant="normal" fo:text-transform="none" fo:font-size="12pt" fo:letter-spacing="normal" officeooo:rsid="01065d42" style:font-size-asian="12pt" style:font-size-complex="12pt"/>
    </style:style>
    <style:style style:name="T179" style:family="text">
      <style:text-properties fo:font-variant="normal" fo:text-transform="none" fo:font-size="12pt" fo:letter-spacing="normal" officeooo:rsid="0106e106" style:font-size-asian="12pt" style:font-size-complex="12pt"/>
    </style:style>
    <style:style style:name="T180" style:family="text">
      <style:text-properties officeooo:rsid="009b702e"/>
    </style:style>
    <style:style style:name="T181" style:family="text">
      <style:text-properties style:font-style-asian="normal" style:font-style-complex="normal"/>
    </style:style>
    <style:style style:name="T182" style:family="text">
      <style:text-properties officeooo:rsid="00a25fbc"/>
    </style:style>
    <style:style style:name="T183" style:family="text">
      <style:text-properties style:font-size-asian="12pt" style:font-size-complex="12pt"/>
    </style:style>
    <style:style style:name="T184" style:family="text">
      <style:text-properties officeooo:rsid="00a2d4df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span text:style-name="T1">T</text:span>ecnologías utilizadas</text:p>
      <text:h text:style-name="P121" text:outline-level="2">Framework</text:h>
      <text:h text:style-name="P120" text:outline-level="2">MEAN Stack <text:span text:style-name="T4">framework</text:span></text:h>
      <text:p text:style-name="P1">Es un <text:span text:style-name="T2">framework </text:span><text:span text:style-name="T16">para el desarrollo de aplicaciones, y páginas web dinámicas, basadas en JavaScript</text:span><text:span text:style-name="T17">: </text:span><text:span text:style-name="T18">MongoDB, ExpressJS, AngularJS y Node</text:span><text:span text:style-name="T20">JS</text:span><text:span text:style-name="T18">, lo cual permite que se integren entre ellas </text:span><text:span text:style-name="T19">eficazmente.</text:span></text:p>
      <text:p text:style-name="P3"><text:span text:style-name="T19">C</text:span><text:span text:style-name="T16">on MongoDB podemos almacenar nuestros documentos en formato JSON, se pueden escribir consultas en nuestro servidor ExpressJS y NodeJS, y del mismo modo, pasar esos documentos JSON a nuestro </text:span><text:span text:style-name="T2">frontend</text:span><text:span text:style-name="T16"> hecho con AngularJS.</text:span></text:p>
      <text:p text:style-name="P4"><text:span text:style-name="T16">El </text:span><text:span text:style-name="T2">debugging</text:span><text:span text:style-name="T11"> </text:span><text:span text:style-name="T25">y la administración de la base de datos se vuelven más sencillas cuando el objeto almacenado en la base de datos es idéntico al objeto que tu cliente JavaScript puede ver. </text:span><text:span text:style-name="T30">CITA MONGODB BLOG</text:span></text:p>
      <text:p text:style-name="P45">Algunos de los motivos por los que escogí este <text:span text:style-name="T2">framework</text:span> es por su escalabilidad, <text:span text:style-name="T51">rapidez</text:span> y flexibilidad, ya que permite que en un futuro sea sencillo poder <text:span text:style-name="T51">adaptar la</text:span> aplicación <text:span text:style-name="T51">a</text:span> plataformas móviles, <text:span text:style-name="T53">o añadir cambios con facilidad.</text:span></text:p>
      <text:p text:style-name="P4"><text:span text:style-name="T25">Los componentes que forman el </text:span><text:span text:style-name="T11">framework</text:span><text:span text:style-name="T25"> son:</text:span></text:p>
      <text:list xml:id="list3345327836175317746" text:style-name="L1">
        <text:list-item>
          <text:p text:style-name="P56">MongoDB</text:p>
        </text:list-item>
      </text:list>
      <text:p text:style-name="P26">MongoDB es una base de datos ágil <text:span text:style-name="T52">NoSQL orientada a documentos </text:span>que permite <text:span text:style-name="T52">que</text:span> los esquemas cambi<text:span text:style-name="T52">en</text:span> rápidamente a <text:span text:style-name="T52">medida</text:span> que las aplicaciones evolucionan, proporcionando siempre la funcionalidad que los desarrolladores esperan de las bases de datos tradicionales, tales como índices secundarios, un lenguaje completo de búsquedas y consistencia. <text:span text:style-name="T35">En resumen, MongoDB brinda escalabilidad, rendimiento y gran disponibilidad. </text:span><text:span text:style-name="T30">CITA MONGODB </text:span><text:span text:style-name="T31">ES</text:span></text:p>
      <text:p text:style-name="P25"/>
      <text:list xml:id="list4322275711902" text:continue-numbering="true" text:style-name="L1">
        <text:list-item>
          <text:p text:style-name="P56">ExpressJS</text:p>
        </text:list-item>
      </text:list>
      <text:p text:style-name="P28">Express<text:span text:style-name="T54">JS</text:span> es una <text:span text:style-name="T3">middleware</text:span> de aplicaciones web Node.js m<text:span text:style-name="T50">inimalista</text:span> y flexible que proporciona un conjunto sólido de características para aplicaciones web y móviles. <text:span text:style-name="T30">CITA </text:span><text:span text:style-name="T32">EXPRESS</text:span><text:span text:style-name="T30"> </text:span><text:span text:style-name="T29">ES</text:span> <text:span text:style-name="T49">Se trata de una API REST que utiliza métodos HTTP para obtener datos o generar operaciones sobre esos datos.</text:span></text:p>
      <text:p text:style-name="P27"/>
      <text:list xml:id="list4322827730545" text:continue-numbering="true" text:style-name="L1">
        <text:list-item>
          <text:p text:style-name="P56">AngularJS</text:p>
        </text:list-item>
      </text:list>
      <text:p text:style-name="P30">AngularJS <text:span text:style-name="T61">es un </text:span><text:span text:style-name="T5">framework</text:span><text:span text:style-name="T61"> para construir </text:span><text:span text:style-name="T5">client applications </text:span><text:span text:style-name="T61">en HTML y Javascript, aunque también puede ser otro lenguaje como TypeScript que sea compilado a JavaScript. El </text:span><text:span text:style-name="T6">framework</text:span><text:span text:style-name="T62"> posee un conjunto de librerías funcionales, y otras opcionales. </text:span><text:soft-page-break/><text:span text:style-name="T30">CITA </text:span><text:span text:style-name="T33">ANGULAR IO </text:span><text:span text:style-name="T34">ARCH</text:span></text:p>
      <text:p text:style-name="P29">Angular permite fácilmente construir aplicaciones web, ya que combina <text:span text:style-name="T2">declarative templates</text:span>, <text:span text:style-name="T2">dependency injection </text:span>y <text:span text:style-name="T55">end to end tooling</text:span><text:span text:style-name="T56">, e integra buenas prácticas de programación. </text:span><text:span text:style-name="T57">Las aplicaciones desarrolladas con Angular funcionan tanto para web, móvil o escritorio. </text:span><text:span text:style-name="T30">CITA </text:span><text:span text:style-name="T33">ANGULAR IO DOCS</text:span></text:p>
      <text:p text:style-name="P31">Las aplicaciones Angular están compuestas por HTML <text:span text:style-name="T2">templates</text:span> con <text:span text:style-name="T2">Angularized markup</text:span>, para manejar esas <text:span text:style-name="T2">templates</text:span> se escriben <text:span text:style-name="T2">component</text:span> <text:span text:style-name="T2">classes</text:span>, <text:span text:style-name="T63">se añade lógica a la aplicación con los </text:span><text:span text:style-name="T7">services</text:span><text:span text:style-name="T63">, y se encapsulan esos </text:span><text:span text:style-name="T7">components</text:span><text:span text:style-name="T63"> y </text:span><text:span text:style-name="T7">services</text:span><text:span text:style-name="T63"> en </text:span><text:span text:style-name="T7">modules</text:span><text:span text:style-name="T63">.</text:span></text:p>
      <text:p text:style-name="P32">La aplicación se lanza haciendo <text:span text:style-name="T2">bootstrapping</text:span> al <text:span text:style-name="T2">root module</text:span>. <text:span text:style-name="T30">CITA </text:span><text:span text:style-name="T33">ANGULAR IO </text:span><text:span text:style-name="T34">ARCH</text:span></text:p>
      <text:p text:style-name="P33"><text:span text:style-name="T30">S</text:span><text:span text:style-name="T29">e puede insertar la imagen o parecida</text:span></text:p>
      <text:p text:style-name="P47">En más detalles, <text:span text:style-name="T64">se compone de:</text:span></text:p>
      <text:list xml:id="list6002926836118505505" text:style-name="L2">
        <text:list-item>
          <text:p text:style-name="P94">Modules</text:p>
        </text:list-item>
        <text:list-item>
          <text:p text:style-name="P95">Angular libraries</text:p>
        </text:list-item>
        <text:list-item>
          <text:p text:style-name="P95">Components: Controlan un fragmento de la pantalla llamado <text:span text:style-name="T2">view.</text:span></text:p>
        </text:list-item>
        <text:list-item>
          <text:p text:style-name="P96">Templates: <text:span text:style-name="T65">Es una parte de HTML que dice a Angular cómo renderizar a un componente.</text:span></text:p>
        </text:list-item>
        <text:list-item>
          <text:p text:style-name="P97">Metadata: Dice a angular cómo procesar una clase.</text:p>
        </text:list-item>
        <text:list-item>
          <text:p text:style-name="P98">Data binding: <text:span text:style-name="T66">Mecanismo que coordina las partes de una </text:span><text:span text:style-name="T8">template</text:span><text:span text:style-name="T66"> con las partes de un </text:span><text:span text:style-name="T8">component. </text:span><text:span text:style-name="T67">Añadiendo </text:span><text:span text:style-name="T9">binding markup</text:span><text:span text:style-name="T67"> a la </text:span><text:span text:style-name="T9">template HTML </text:span><text:span text:style-name="T67">para decir a Angular cómo conectar ambas partes.</text:span></text:p>
        </text:list-item>
        <text:list-item>
          <text:p text:style-name="P99">Directives: <text:span text:style-name="T68">Las Angular </text:span><text:span text:style-name="T10">templates</text:span><text:span text:style-name="T68"> son dinámicas. Cuando Angular las renderiza, transforma el DOM en función de las instrucciones </text:span></text:p>
        </text:list-item>
        <text:list-item>
          <text:p text:style-name="P100">Services: <text:span text:style-name="T69">Proporciona cualquier valor, función o característica que la aplicación necesite. </text:span></text:p>
        </text:list-item>
        <text:list-item>
          <text:p text:style-name="P101">Dependency injection: Es una manera de suministrar una instancia de una clase con todas las dependencias que esta requiera. Muchas dependencias son <text:span text:style-name="T2">services, </text:span>por lo que Angular <text:span text:style-name="T74">utiliza </text:span><text:span text:style-name="T13">dependency injection</text:span><text:span text:style-name="T74"> para proporcionar nuevos </text:span><text:span text:style-name="T13">componentes</text:span><text:span text:style-name="T74"> con los </text:span><text:span text:style-name="T13">services</text:span><text:span text:style-name="T74"> que necesiten.</text:span></text:p>
        </text:list-item>
      </text:list>
      <text:list xml:id="list4322900491963" text:continue-list="list4322827730545" text:style-name="L1">
        <text:list-item>
          <text:p text:style-name="P56">NodeJS</text:p>
        </text:list-item>
      </text:list>
      <text:p text:style-name="P50"><text:span text:style-name="T36">NodeJS es un entorno de ejecución para</text:span><text:span text:style-name="T58"> Java</text:span><text:span text:style-name="T96">Script construido con el </text:span><text:a xlink:type="simple" xlink:href="https://developers.google.com/v8/"><text:span text:style-name="T107">motor de JavaScript V8 de Chrome</text:span></text:a><text:span text:style-name="T96">. Node.js usa un modelo de operaciones </text:span><text:span text:style-name="T97">entrada</text:span><text:span text:style-name="T96">/</text:span><text:span text:style-name="T97">salida</text:span><text:span text:style-name="T96"> sin bloqueo </text:span><text:span text:style-name="T98">(asíncrono) </text:span><text:span text:style-name="T96">y orientado a eventos, que lo hace liviano y eficiente, </text:span><text:span text:style-name="T99">ya que nunca se bloquea</text:span><text:span text:style-name="T96">. </text:span></text:p>
      <text:p text:style-name="P50"><text:span text:style-name="T100">Node </text:span><text:span text:style-name="T101">está diseñado sin hilos</text:span><text:span text:style-name="T100">, este presenta un </text:span><text:span text:style-name="T108">bucle de eventos </text:span><text:span text:style-name="T100">como un entorno en vez de una librería. </text:span><text:span text:style-name="T96">Node simplemente ingresa el bucle de eventos después de ejecutar el script de entrada. Node sale del bucle de eventos cuando no hay más </text:span><text:span text:style-name="Emphasis"><text:span text:style-name="T59">callbacks </text:span></text:span><text:span text:style-name="T96">que </text:span><text:soft-page-break/><text:span text:style-name="T96">ejecutar. </text:span><text:span text:style-name="T131">CITA </text:span><text:span text:style-name="T132">NODE ABOUT</text:span></text:p>
      <text:p text:style-name="P50"/>
      <text:h text:style-name="P119" text:outline-level="2">Bootstrap</text:h>
      <text:h text:style-name="P115" text:outline-level="2"><text:span text:style-name="T172">Bootstrap es un </text:span><text:span text:style-name="T165">framework</text:span><text:span text:style-name="T172"> de código abierto para desarrollar con HTML, CSS y JS. </text:span><text:span text:style-name="T171">Contiene características como un </text:span><text:span text:style-name="T166">grid responsive</text:span><text:span text:style-name="T171">, docenas de componentes, JavaScript </text:span><text:span text:style-name="T166">plugins</text:span><text:span text:style-name="T171">, tipografía, control de formularios y capacidad de personalización. </text:span><text:span text:style-name="T151">CI</text:span><text:span text:style-name="T147">TA </text:span><text:span text:style-name="T152">GETBOOTSTRAP</text:span></text:h>
      <text:h text:style-name="P118" text:outline-level="2"><text:span text:style-name="T173">S</text:span><text:span text:style-name="T170">emantic UI</text:span></text:h>
      <text:h text:style-name="P116" text:outline-level="2"><text:span text:style-name="T170">Semantic UI es un </text:span><text:span text:style-name="T164">framework</text:span><text:span text:style-name="T170"> que permite </text:span><text:span text:style-name="T175">a los desarrolladores contruir rápidamente sitios web, con HTML conciso, JavaScript intuitivo, </text:span><text:span text:style-name="T176">y simplicando el </text:span><text:span text:style-name="T167">debugging</text:span><text:span text:style-name="T174">. </text:span><text:span text:style-name="T177">Semantic está diseñado de manera </text:span><text:span text:style-name="T168">responsive</text:span><text:span text:style-name="T177"> permitiendo que la aplicación sea escalable en múltiples </text:span><text:span text:style-name="T178">dispositi</text:span><text:span text:style-name="T179">v</text:span><text:span text:style-name="T178">os. </text:span><text:span text:style-name="T179">Semantic está preparado para poder asociarse con otros </text:span><text:span text:style-name="T169">frameworks</text:span><text:span text:style-name="T179"> como React, Angular, Meteor y Ember.</text:span><text:span text:style-name="T153">GITHUB SEMANTICUI</text:span></text:h>
      <text:h text:style-name="P122" text:outline-level="2">Lenguajes de programación</text:h>
      <text:p text:style-name="P48"/>
      <text:p text:style-name="P44">Los principales lenguajes de programación utilizados son:</text:p>
      <text:p text:style-name="P44"/>
      <text:p text:style-name="P37"><text:span text:style-name="T114">C</text:span><text:span text:style-name="T115">SS</text:span></text:p>
      <text:p text:style-name="P42"><text:span text:style-name="Strong_20_Emphasis"><text:span text:style-name="T118">Hojas de Estilo en Cascada</text:span></text:span><text:span text:style-name="T123"> </text:span><text:span text:style-name="T116">(</text:span><text:span text:style-name="Strong_20_Emphasis"><text:span text:style-name="T118">C</text:span></text:span><text:span text:style-name="T116">ascading </text:span><text:span text:style-name="Strong_20_Emphasis"><text:span text:style-name="T118">S</text:span></text:span><text:span text:style-name="T116">tyle </text:span><text:span text:style-name="Strong_20_Emphasis"><text:span text:style-name="T118">S</text:span></text:span><text:span text:style-name="T116">heets) es el lenguaje utilizado para describir la presentación de documentos </text:span><text:a xlink:type="simple" xlink:href="https://developer.mozilla.org/es/docs/HTML"><text:span text:style-name="T110">HTML</text:span></text:a><text:span text:style-name="T123"> </text:span><text:span text:style-name="T116">o </text:span><text:a xlink:type="simple" xlink:href="https://developer.mozilla.org/es/docs/XML"><text:span text:style-name="T110">XM</text:span></text:a><text:span text:style-name="T111">L</text:span><text:span text:style-name="T116"> CSS describe como debe ser renderizado el elemento estructurado en pantalla, en papel, hablado o en otros medios. </text:span><text:span text:style-name="T147">CITA </text:span><text:span text:style-name="T148">MOZILLA </text:span><text:span text:style-name="T149">CSS</text:span></text:p>
      <text:p text:style-name="P48"/>
      <text:p text:style-name="P34">HTML</text:p>
      <text:p text:style-name="P39"><text:span text:style-name="T94">HTML, que significa </text:span><text:span text:style-name="Strong_20_Emphasis"><text:span text:style-name="T95">Lenguaje de Marcado para Hipertextos (HyperText Markup Language) </text:span></text:span><text:span text:style-name="T94">es el elemento de construcción más básico de una página web y se usa para crear y representar visualmente una página web. Determina el contenido de la página web, pero no su funcionalidad. </text:span><text:span text:style-name="T131">CITA </text:span><text:span text:style-name="T133">MOZILLA </text:span><text:span text:style-name="T134">JAVASCRIPT</text:span></text:p>
      <text:p text:style-name="P38"/>
      <text:p text:style-name="P35">JavaScript</text:p>
      <text:p text:style-name="P49"><text:span text:style-name="T102">E</text:span><text:span text:style-name="T103">s un lenguaje ligero e interpretado, orientado a objetos con</text:span><text:span text:style-name="Strong_20_Emphasis"><text:span text:style-name="T106"> </text:span></text:span><text:a xlink:type="simple" xlink:href="https://en.wikipedia.org/wiki/First-class_functions"><text:span text:style-name="T109">funciones de primera clase</text:span></text:a><text:span text:style-name="T104">, más conocido como el lenguaje de script para páginas web, pero también </text:span><text:a xlink:type="simple" xlink:href="http://en.wikipedia.org/wiki/JavaScript#Uses_outside_web_pages"><text:span text:style-name="T109">usado en muchos entornos sin navegador</text:span></text:a><text:span text:style-name="T104">, tales como </text:span><text:span text:style-name="T105">node.js.</text:span></text:p>
      <text:p text:style-name="P46"><text:span text:style-name="T162">Es un lenguaje script multi-paradigma, </text:span><text:span text:style-name="T163">basado en prototipos</text:span><text:span text:style-name="T163"><text:note text:id="ftn1" text:note-class="footnote"><text:note-citation>1</text:note-citation><text:note-body><text:p text:style-name="P55">La programación basada en prototipos es un estilo de programación orientada a objetos que reutiliza comportamientos de objetos existentes.</text:p></text:note-body></text:note></text:span><text:span text:style-name="T162">, dinámico, soporta estilos de programación funcional, orientada a objetos e imperativa.</text:span><text:span text:style-name="T144">CITA </text:span><text:span text:style-name="T145">MOZILLA </text:span><text:span text:style-name="T146">JAVASCRIPT</text:span></text:p>
      <text:p text:style-name="P41"/>
      <text:h text:style-name="P123" text:outline-level="2">Librerías</text:h>
      <text:h text:style-name="P92" text:outline-level="2"/>
      <text:h text:style-name="P74" text:outline-level="2">Mongoose</text:h>
      <text:h text:style-name="P93" text:outline-level="2">Mongoose proporciona una sencilla, solución basa en esquemas para el modelo de los datos de la aplicación.<text:span text:style-name="T147">CITA </text:span><text:span text:style-name="T150">MONGOOSE</text:span></text:h>
      <text:h text:style-name="P127" text:outline-level="2">Middleware</text:h>
      <text:p text:style-name="P117"/>
      <text:p text:style-name="P112">Passport</text:p>
      <text:p text:style-name="P113">Passport es un <text:span text:style-name="T2">middleware </text:span><text:span text:style-name="T16">de autenticación para NodeJS. </text:span><text:span text:style-name="T21">Extremadamente flexible y modular. </text:span><text:span text:style-name="T22">También puede ser utilizado en cualquier aplicación web basada en Express. </text:span><text:span text:style-name="T23">Tiene múltiples estrategias </text:span><text:span text:style-name="T24">que soportan autenticación utilizando nombre y contraseña, Facebook, Twitter, y más. </text:span><text:span text:style-name="T136">CI</text:span><text:span text:style-name="T131">T</text:span><text:span text:style-name="T136">A PASSPORT</text:span></text:p>
      <text:h text:style-name="P124" text:outline-level="2">Participación de las tecnologías en el desarrollo</text:h>
      <text:p text:style-name="P40">En este apartado se citan dónde tienen relevancia las tecnologías utilizadas en el desarrollo de la plataforma:</text:p>
      <text:list xml:id="list7959966947654974866" text:style-name="L3">
        <text:list-item>
          <text:p text:style-name="P75">Client-side</text:p>
        </text:list-item>
      </text:list>
      <text:list xml:id="list5997635394452985582" text:style-name="L4">
        <text:list-item>
          <text:list>
            <text:list-item>
              <text:p text:style-name="P76">AngularJS</text:p>
            </text:list-item>
          </text:list>
        </text:list-item>
      </text:list>
      <text:list xml:id="list4323921977873" text:continue-list="list7959966947654974866" text:style-name="L3">
        <text:list-item>
          <text:p text:style-name="P75">Server side</text:p>
        </text:list-item>
      </text:list>
      <text:list xml:id="list4354334851309735010" text:style-name="L5">
        <text:list-item>
          <text:list>
            <text:list-item>
              <text:p text:style-name="P77">ExpressJS</text:p>
            </text:list-item>
            <text:list-item>
              <text:p text:style-name="P77">NodeJS</text:p>
            </text:list-item>
          </text:list>
        </text:list-item>
      </text:list>
      <text:list xml:id="list4323967397389" text:continue-list="list4323921977873" text:style-name="L3">
        <text:list-item>
          <text:p text:style-name="P78">Base de datos</text:p>
        </text:list-item>
      </text:list>
      <text:list xml:id="list6252282011777633612" text:style-name="L6">
        <text:list-item>
          <text:list>
            <text:list-item>
              <text:p text:style-name="P79">MongoDB</text:p>
            </text:list-item>
          </text:list>
        </text:list-item>
      </text:list>
      <text:p text:style-name="P36"/>
      <text:h text:style-name="P125" text:outline-level="2">Herramientas utilizadas</text:h>
      <text:p text:style-name="P43">Las herramientas utilizadas en este trabajo fueron:</text:p>
      <text:list xml:id="list5435219925609198888" text:style-name="L7">
        <text:list-item>
          <text:p text:style-name="P80">Brackets</text:p>
          <text:list>
            <text:list-item>
              <text:p text:style-name="P102"><text:span text:style-name="T46">Descripción: </text:span><text:span text:style-name="T45">Brackets es un editor de texto de código abierto. </text:span><text:span text:style-name="T131">CITA </text:span><text:span text:style-name="T135">Brackets</text:span></text:p>
            </text:list-item>
            <text:list-item>
              <text:p text:style-name="P103"><text:span text:style-name="T45">U</text:span><text:span text:style-name="T44">so:</text:span><text:span text:style-name="T47"> Desarrollo </text:span><text:span text:style-name="T48">software </text:span><text:span text:style-name="T37">de la aplicación.</text:span></text:p>
            </text:list-item>
          </text:list>
        </text:list-item>
        <text:list-item>
          <text:p text:style-name="P57">Git</text:p>
          <text:list>
            <text:list-item>
              <text:p text:style-name="P104"><text:span text:style-name="T42">Descripción:</text:span><text:span text:style-name="T38"> Git es un sistema de código abierto de control de versiones distribuído </text:span><text:span text:style-name="T39">diseñado para manipular cualquier tipo de proyectos con rapidez y eficacia. </text:span><text:span text:style-name="T141">CITA </text:span><text:span text:style-name="T142">Git</text:span></text:p>
            </text:list-item>
            <text:list-item>
              <text:p text:style-name="P105"><text:span text:style-name="T43">U</text:span><text:span text:style-name="T42">so:</text:span><text:span text:style-name="T38"> </text:span><text:span text:style-name="T40">Gestión de la configuración del proyecto.</text:span></text:p>
            </text:list-item>
          </text:list>
        </text:list-item>
        <text:list-item>
          <text:p text:style-name="P58">GitHub</text:p>
          <text:list>
            <text:list-item>
              <text:p text:style-name="P106"><text:span text:style-name="T42">Descripción:</text:span><text:span text:style-name="T38"> </text:span><text:span text:style-name="T41">Es una plataforma de desarrollo colaborativo que permite alojar proyectos utilizando el sistema de control de versiones de Git. </text:span><text:span text:style-name="T141">CITA </text:span><text:span text:style-name="T142">Git</text:span><text:span text:style-name="T143">Hub</text:span></text:p>
            </text:list-item>
            <text:list-item>
              <text:p text:style-name="P107"><text:span text:style-name="T42">Uso:</text:span><text:span text:style-name="T38"> Gestión de la configuración del proyecto.</text:span></text:p>
            </text:list-item>
          </text:list>
        </text:list-item>
        <text:list-item>
          <text:p text:style-name="P59">Grunt</text:p>
          <text:list>
            <text:list-item>
              <text:p text:style-name="P70">Descripción:<text:span text:style-name="T74"> </text:span><text:span text:style-name="T82">Es una herramienta que permite simplificar el proceso de construcción (</text:span><text:span text:style-name="T14">build</text:span><text:span text:style-name="T82">) de proyectos en JavaScript. </text:span><text:span text:style-name="T83">Sirven para automatizar tareas repetitivas como </text:span><text:span text:style-name="T84">minificación</text:span><text:span text:style-name="T83">, compilación, </text:span><text:span text:style-name="T84">testeo unitario...</text:span><text:span text:style-name="T154">C</text:span><text:span text:style-name="T157">ITA GRUNT</text:span></text:p>
            </text:list-item>
            <text:list-item>
              <text:p text:style-name="P71">Uso:<text:span text:style-name="T74"> </text:span><text:span text:style-name="T86">Durante el desarrollo de la aplicación.</text:span></text:p>
            </text:list-item>
          </text:list>
        </text:list-item>
        <text:list-item>
          <text:p text:style-name="P60">LaTeX</text:p>
          <text:list>
            <text:list-item>
              <text:p text:style-name="P68">Descripción:<text:span text:style-name="T74"> </text:span><text:span text:style-name="T80">Es un sistema tipográfico que incluye características diseñadas para la producción de documentación técnica y científica.</text:span><text:span text:style-name="T154">C</text:span><text:span text:style-name="T157">ITA </text:span><text:span text:style-name="T158">LATEX</text:span></text:p>
            </text:list-item>
            <text:list-item>
              <text:p text:style-name="P69">Uso:<text:span text:style-name="T74"> </text:span><text:span text:style-name="T81">Elaboración de la memoria final.</text:span></text:p>
            </text:list-item>
          </text:list>
        </text:list-item>
        <text:list-item>
          <text:p text:style-name="P60">LibreOffice</text:p>
          <text:list>
            <text:list-item>
              <text:p text:style-name="P73"><text:span text:style-name="T73">Descripción:</text:span><text:span text:style-name="T78"> </text:span><text:span text:style-name="T79">Es un conjunto de aplicaciones de oficina:</text:span><text:span text:style-name="T60"> </text:span><text:span text:style-name="T125">Writer, el procesador de textos, Calc, la hoja de cálculos, Impress, el editor de presentaciones, Draw, nuestra aplicación de dibujo y diagramas de flujo</text:span><text:span text:style-name="T127">; entre otros. </text:span><text:span text:style-name="T154">C</text:span><text:span text:style-name="T157">ITA </text:span><text:span text:style-name="T158">LIBREOFFICE</text:span></text:p>
            </text:list-item>
            <text:list-item>
              <text:p text:style-name="P72"><text:span text:style-name="T130">U</text:span><text:span text:style-name="T129">so:</text:span><text:span text:style-name="T126"> </text:span><text:span text:style-name="T128">Borradores y algunos diagramas del proyecto.</text:span></text:p>
            </text:list-item>
          </text:list>
        </text:list-item>
      </text:list>
      <text:list xml:id="list7605841824667231933" text:style-name="L8">
        <text:list-item>
          <text:p text:style-name="P81">Pencil</text:p>
          <text:list>
            <text:list-item>
              <text:p text:style-name="P82"><text:span text:style-name="T70">Descripción: </text:span><text:span text:style-name="T88">Pencil </text:span><text:span text:style-name="T89">es una GUI de prototipado de código abierlo para creación de </text:span><text:span text:style-name="T12">mockups</text:span><text:span text:style-name="T26">. </text:span><text:span text:style-name="T159">C</text:span><text:span text:style-name="T160">ITA </text:span><text:span text:style-name="T161">PENCIL</text:span></text:p>
            </text:list-item>
            <text:list-item>
              <text:p text:style-name="P88"><text:soft-page-break/><text:span text:style-name="T26">U</text:span><text:span text:style-name="T25">so:</text:span><text:span text:style-name="T27"> </text:span><text:span text:style-name="T28">Elaboración del </text:span><text:span text:style-name="T15">mockup</text:span><text:span text:style-name="T28">.</text:span></text:p>
            </text:list-item>
          </text:list>
        </text:list-item>
      </text:list>
      <text:list xml:id="list6681568251695889092" text:style-name="L9">
        <text:list-item>
          <text:p text:style-name="P83">NPM </text:p>
          <text:list>
            <text:list-item>
              <text:p text:style-name="P84"><text:span text:style-name="T122">Descripción:</text:span><text:span text:style-name="T121"> </text:span><text:span text:style-name="T119">NPM es un gestor de paquetes JavaScript. Es el </text:span><text:span text:style-name="T120">repositorio </text:span><text:span text:style-name="T117">m</text:span><text:span text:style-name="T119">á</text:span><text:span text:style-name="T117">s grande de librerías de código abierto en el mundo. </text:span><text:span text:style-name="T137">CITA </text:span><text:span text:style-name="T138">npm navigation</text:span></text:p>
            </text:list-item>
            <text:list-item>
              <text:p text:style-name="P89"><text:span text:style-name="T117">Uso</text:span><text:span text:style-name="T112">: Instalación de paquetes y librerías </text:span><text:span text:style-name="T124">software</text:span><text:span text:style-name="T113">.</text:span></text:p>
            </text:list-item>
          </text:list>
        </text:list-item>
      </text:list>
      <text:list xml:id="list7746196224451542737" text:style-name="L10">
        <text:list-item>
          <text:p text:style-name="P85">Robomongo </text:p>
          <text:list>
            <text:list-item>
              <text:p text:style-name="P85"><text:span text:style-name="T71">Descripción: </text:span><text:span text:style-name="T90">Robomongo </text:span><text:span text:style-name="T91">es una GUI que maneja la shell de MongoDB. <text:s/></text:span><text:span text:style-name="T137">CITA </text:span><text:span text:style-name="T139">Robomongo</text:span></text:p>
            </text:list-item>
            <text:list-item>
              <text:p text:style-name="P90"><text:span text:style-name="T91">U</text:span><text:span text:style-name="T87">so:</text:span><text:span text:style-name="T75"> </text:span><text:span text:style-name="T76">Gestión de la base de datos.</text:span></text:p>
            </text:list-item>
          </text:list>
        </text:list-item>
      </text:list>
      <text:list xml:id="list3178104872983833463" text:style-name="L11">
        <text:list-item>
          <text:p text:style-name="P86">StarUML</text:p>
          <text:list>
            <text:list-item>
              <text:p text:style-name="P87"><text:span text:style-name="T72">Descripción: </text:span><text:span text:style-name="T77">StarUML</text:span><text:span text:style-name="T92"> es una herramienta de modelado UML </text:span><text:span text:style-name="T93">que permite hacer multitud de tipos de diagramas como de clase, de objeto, de casos de uso, de componente, entre otros. </text:span><text:span text:style-name="T137">CITA </text:span><text:span text:style-name="T140">StarUML</text:span></text:p>
            </text:list-item>
            <text:list-item>
              <text:p text:style-name="P91"><text:span text:style-name="T93">U</text:span><text:span text:style-name="T87">so:</text:span><text:span text:style-name="T75"> Diseño de los diagramas del proyecto.</text:span></text:p>
            </text:list-item>
          </text:list>
        </text:list-item>
      </text:list>
      <text:h text:style-name="P126" text:outline-level="2">API REST</text:h>
      <text:p text:style-name="P51">REST (Representational State Transfer) <text:span text:style-name="T180">es un estilo de arquitectura diseñado para sistemas distribuídos. No está estandarizado pero posee una serie de directivas, como permanecer sin estado, tener relaciones cliente-servidor y una interfaz uniforme. Suele estar relacionado con HTTP.</text:span></text:p>
      <text:p text:style-name="P52">Sus principios son:</text:p>
      <text:list xml:id="list1066345821462126443" text:style-name="L12">
        <text:list-item>
          <text:p text:style-name="P108">Expone recursos fácilmente con un directorio de URLs estructurado.</text:p>
        </text:list-item>
        <text:list-item>
          <text:p text:style-name="P109">Representa los <text:span text:style-name="T2">data </text:span><text:span text:style-name="T181">objects y atributos en</text:span> formato JSON o XML.</text:p>
        </text:list-item>
        <text:list-item>
          <text:p text:style-name="P110">Los mensajes utilizan <text:span text:style-name="T182">métodos HTTP explícitamente: GET, POST, PUT y DELETE.</text:span></text:p>
        </text:list-item>
        <text:list-item>
          <text:p text:style-name="P111"><text:span text:style-name="T184">Protocolo cliente/servidor sin estado: C</text:span><text:span text:style-name="T183">ada petición HTTP contiene toda la información necesaria para ejecutarla, lo que permite que ni cliente ni servidor necesiten recordar ningún estado previo para satisfacerla.</text:span></text:p>
        </text:list-item>
      </text:list>
      <text:p text:style-name="P53"><text:a xlink:type="simple" xlink:href="http://meanjs.org/docs/0.5.x/"><text:span text:style-name="T17">http://meanjs.org/docs/0.5.x/</text:span></text:a></text:p>
      <text:p text:style-name="P2"><text:a xlink:type="simple" xlink:href="http://mean.io/"><text:span text:style-name="T17">http://mean.io/</text:span></text:a></text:p>
      <text:p text:style-name="P2"><text:a xlink:type="simple" xlink:href="https://www.mongodb.com/blog/post/the-mean-stack-mongodb-expressjs-angularjs-and"><text:span text:style-name="T17">https://www.mongodb.com/blog/post/the-mean-stack-mongodb-expressjs-angularjs-and</text:span></text:a></text:p>
      <text:p text:style-name="P5"><text:a xlink:type="simple" xlink:href="https://www.mongodb.com/es">https://www.mongodb.com/es</text:a></text:p>
      <text:p text:style-name="P6"><text:a xlink:type="simple" xlink:href="http://expressjs.com/es/">http://expressjs.com/es/</text:a></text:p>
      <text:p text:style-name="P7"><text:a xlink:type="simple" xlink:href="https://bbvaopen4u.com/es/actualidad/api-rest-que-es-y-cuales-son-sus-ventajas-en-el-desarrollo-de-proyectos">https://bbvaopen4u.com/es/actualidad/api-rest-que-es-y-cuales-son-sus-ventajas-en-el-desarrollo-de-proyectos</text:a></text:p>
      <text:p text:style-name="P8"><text:a xlink:type="simple" xlink:href="https://angular.io/docs">https://angular.io/docs</text:a></text:p>
      <text:p text:style-name="P9"><text:a xlink:type="simple" xlink:href="https://angular.io/guide/architecture">https://angular.io/guide/architecture</text:a></text:p>
      <text:p text:style-name="P10"><text:a xlink:type="simple" xlink:href="https://nodejs.org/es/">https://nodejs.org/es/</text:a></text:p>
      <text:p text:style-name="P11"><text:a xlink:type="simple" xlink:href="https://www.npmjs.com/">https://www.npmjs.com/</text:a></text:p>
      <text:p text:style-name="P12"><text:a xlink:type="simple" xlink:href="https://nodejs.org/es/about/">https://nodejs.org/es/about/</text:a></text:p>
      <text:p text:style-name="P13"><text:a xlink:type="simple" xlink:href="https://developer.mozilla.org/es/docs/Web/JavaScript">https://developer.mozilla.org/es/docs/Web/JavaScript</text:a></text:p>
      <text:p text:style-name="P14"><text:a xlink:type="simple" xlink:href="https://developer.mozilla.org/es/docs/Web/HTML">https://developer.mozilla.org/es/docs/Web/HTML</text:a></text:p>
      <text:p text:style-name="P15"><text:a xlink:type="simple" xlink:href="https://www.npmjs.com/#product-navigation">https://www.npmjs.com/#product-navigation</text:a></text:p>
      <text:p text:style-name="P16"><text:a xlink:type="simple" xlink:href="https://developer.mozilla.org/es/docs/Web/CSS">https://developer.mozilla.org/es/docs/Web/CSS</text:a></text:p>
      <text:p text:style-name="P17"><text:a xlink:type="simple" xlink:href="https://spring.io/understanding/REST">https://spring.io/understanding/REST</text:a></text:p>
      <text:p text:style-name="P18"><text:a xlink:type="simple" xlink:href="https://robomongo.org/">https://robomongo.org/</text:a></text:p>
      <text:p text:style-name="P19"><text:a xlink:type="simple" xlink:href="http://staruml.io/">http://staruml.io/</text:a></text:p>
      <text:p text:style-name="P20"><text:a xlink:type="simple" xlink:href="https://pencil.evolus.vn/">https://pencil.evolus.vn/</text:a></text:p>
      <text:p text:style-name="P21"><text:a xlink:type="simple" xlink:href="http://brackets.io/">http://brackets.io/</text:a></text:p>
      <text:p text:style-name="P22"><text:a xlink:type="simple" xlink:href="https://github.com/">https://github.com/</text:a></text:p>
      <text:p text:style-name="P23"><text:a xlink:type="simple" xlink:href="https://git-scm.com/">https://git-scm.com/</text:a></text:p>
      <text:p text:style-name="P24"><text:a xlink:type="simple" xlink:href="http://courseware.codeschool.com/the-magical-marvels-of-mongodb/the-magical-marvels-of-mongodb-slides.pdf">http://courseware.codeschool.com/the-magical-marvels-of-mongodb/the-magical-marvels-of-mongodb-slides.pdf</text:a></text:p>
      <text:p text:style-name="P61"><text:a xlink:type="simple" xlink:href="http://mongoosejs.com/">http://mongoosejs.com/</text:a></text:p>
      <text:p text:style-name="P62"><text:a xlink:type="simple" xlink:href="http://getbootstrap.com/2.3.2/">http://getbootstrap.com/2.3.2/</text:a></text:p>
      <text:p text:style-name="P63"><text:a xlink:type="simple" xlink:href="http://www.passportjs.org/">http://www.passportjs.org/</text:a></text:p>
      <text:p text:style-name="P64"><text:a xlink:type="simple" xlink:href="https://github.com/Semantic-Org/Semantic-UI">https://github.com/Semantic-Org/Semantic-UI</text:a></text:p>
      <text:p text:style-name="P65"><text:a xlink:type="simple" xlink:href="https://es.libreoffice.org/">https://es.libreoffice.org/</text:a></text:p>
      <text:p text:style-name="P66"><text:a xlink:type="simple" xlink:href="https://www.latex-project.org/">https://www.latex-project.org/</text:a></text:p>
      <text:p text:style-name="P67"><text:soft-page-break/><text:a xlink:type="simple" xlink:href="https://gruntjs.com/">https://gruntjs.com/</text:a></text:p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ato" svg:font-family="Lato, 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29:49.202881320</meta:creation-date>
    <meta:generator>LibreOffice/4.2.8.2$Linux_X86_64 LibreOffice_project/420m0$Build-2</meta:generator>
    <dc:date>2018-01-19T00:43:21.710535219</dc:date>
    <meta:editing-duration>PT6H43M37S</meta:editing-duration>
    <meta:editing-cycles>272</meta:editing-cycles>
    <meta:document-statistic meta:table-count="0" meta:image-count="0" meta:object-count="0" meta:page-count="14" meta:paragraph-count="129" meta:word-count="1487" meta:character-count="10564" meta:non-whitespace-character-count="9254"/>
  </office:meta>
</office:document-meta>
</file>